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zione hot" table:style-name="ta1">
        <table:shapes>
          <draw:frame draw:z-index="0" draw:style-name="gr1" draw:text-style-name="P1" svg:width="159.97mm" svg:height="90.04mm" svg:x="104.9mm" svg:y="47.55mm">
            <draw:object draw:notify-on-update-of-ranges="'Calibrazione hot'.B3:'Calibrazione hot'.B10 'Calibrazione hot'.B2:'Calibrazione hot'.B2 'Calibrazione hot'.A3:'Calibrazione hot'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°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Efi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-0.12" calcext:value-type="float">
            <text:p>-0,12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</table:table>
      <table:table table:name="Shift hot" table:style-name="ta1">
        <table:shapes>
          <draw:frame draw:z-index="0" draw:style-name="gr1" draw:text-style-name="P1" svg:width="188.42mm" svg:height="105.98mm" svg:x="159.34mm" svg:y="0mm">
            <draw:object draw:notify-on-update-of-ranges="'Shift hot'.B3:'Shift hot'.B13 'Shift hot'.A3:'Shift hot'.A3 'Shift hot'.D3:'Shift hot'.D13 'Shift hot'.B15:'Shift hot'.B25 'Shift hot'.A15:'Shift hot'.A15 'Shift hot'.D15:'Shift hot'.D25 'Shift hot'.B27:'Shift hot'.B37 'Shift hot'.A27:'Shift hot'.A27 'Shift hot'.D27:'Shift hot'.D37 'Shift hot'.B39:'Shift hot'.B42 'Shift hot'.A39:'Shift hot'.A39 'Shift hot'.D39:'Shift hot'.D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1.64mm" svg:height="116.61mm" svg:x="163.83mm" svg:y="113.42mm">
            <draw:object draw:notify-on-update-of-ranges="'Shift hot'.B3:'Shift hot'.B13 'Shift hot'.A3:'Shift hot'.A3 'Shift hot'.F3:'Shift hot'.F13 'Shift hot'.B15:'Shift hot'.B25 'Shift hot'.A15:'Shift hot'.A15 'Shift hot'.F15:'Shift hot'.F25 'Shift hot'.B27:'Shift hot'.B37 'Shift hot'.A27:'Shift hot'.A27 'Shift hot'.F27:'Shift hot'.F37 'Shift hot'.B39:'Shift hot'.B42 'Shift hot'.A39:'Shift hot'.A39 'Shift hot'.F39:'Shift hot'.F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m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°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C input</text:p>
          </table:table-cell>
          <table:table-cell office:value-type="string" calcext:value-type="string">
            <text:p>Rate [kHz]</text:p>
          </table:table-cell>
          <table:table-cell office:value-type="string" calcext:value-type="string">
            <text:p>Efine</text:p>
          </table:table-cell>
          <table:table-cell office:value-type="string" calcext:value-type="string">
            <text:p>fC measured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% dif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table:formula="of:=[$'Calibrazione hot'.G$9]*[.C3]+[$'Calibrazione hot'.H$9]" office:value-type="float" office:value="9.82" calcext:value-type="float">
            <text:p>9,82</text:p>
          </table:table-cell>
          <table:table-cell table:formula="of:=[.D3]-[.A3]" office:value-type="float" office:value="-0.18" calcext:value-type="float">
            <text:p>-0,18</text:p>
          </table:table-cell>
          <table:table-cell table:formula="of:=[.E3]/[.A3]*100" office:value-type="float" office:value="-1.8" calcext:value-type="float">
            <text:p>-1,8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table:formula="of:=[$'Calibrazione hot'.G$9]*[.C4]+[$'Calibrazione hot'.H$9]" office:value-type="float" office:value="9.7" calcext:value-type="float">
            <text:p>9,7</text:p>
          </table:table-cell>
          <table:table-cell table:formula="of:=[.D4]-[.A4]" office:value-type="float" office:value="-0.300000000000004" calcext:value-type="float">
            <text:p>-0,300000000000004</text:p>
          </table:table-cell>
          <table:table-cell table:formula="of:=[.E4]/[.A4]*100" office:value-type="float" office:value="-3.00000000000004" calcext:value-type="float">
            <text:p>-3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  <table:table-cell table:formula="of:=[$'Calibrazione hot'.G$9]*[.C5]+[$'Calibrazione hot'.H$9]" office:value-type="float" office:value="10.06" calcext:value-type="float">
            <text:p>10,06</text:p>
          </table:table-cell>
          <table:table-cell table:formula="of:=[.D5]-[.A5]" office:value-type="float" office:value="0.0599999999999952" calcext:value-type="float">
            <text:p>0,059999999999995</text:p>
          </table:table-cell>
          <table:table-cell table:formula="of:=[.E5]/[.A5]*100" office:value-type="float" office:value="0.599999999999952" calcext:value-type="float">
            <text:p>0,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8" calcext:value-type="float">
            <text:p>318</text:p>
          </table:table-cell>
          <table:table-cell table:formula="of:=[$'Calibrazione hot'.G$9]*[.C6]+[$'Calibrazione hot'.H$9]" office:value-type="float" office:value="11.14" calcext:value-type="float">
            <text:p>11,14</text:p>
          </table:table-cell>
          <table:table-cell table:formula="of:=[.D6]-[.A6]" office:value-type="float" office:value="1.14" calcext:value-type="float">
            <text:p>1,14</text:p>
          </table:table-cell>
          <table:table-cell table:formula="of:=[.E6]/[.A6]*100" office:value-type="float" office:value="11.4" calcext:value-type="float">
            <text:p>11,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7" calcext:value-type="float">
            <text:p>307</text:p>
          </table:table-cell>
          <table:table-cell table:formula="of:=[$'Calibrazione hot'.G$9]*[.C7]+[$'Calibrazione hot'.H$9]" office:value-type="float" office:value="12.46" calcext:value-type="float">
            <text:p>12,46</text:p>
          </table:table-cell>
          <table:table-cell table:formula="of:=[.D7]-[.A7]" office:value-type="float" office:value="2.46" calcext:value-type="float">
            <text:p>2,46</text:p>
          </table:table-cell>
          <table:table-cell table:formula="of:=[.E7]/[.A7]*100" office:value-type="float" office:value="24.6" calcext:value-type="float">
            <text:p>24,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formula="of:=[$'Calibrazione hot'.G$9]*[.C8]+[$'Calibrazione hot'.H$9]" office:value-type="float" office:value="13.3" calcext:value-type="float">
            <text:p>13,3</text:p>
          </table:table-cell>
          <table:table-cell table:formula="of:=[.D8]-[.A8]" office:value-type="float" office:value="3.3" calcext:value-type="float">
            <text:p>3,3</text:p>
          </table:table-cell>
          <table:table-cell table:formula="of:=[.E8]/[.A8]*100" office:value-type="float" office:value="33" calcext:value-type="float">
            <text:p>33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table:formula="of:=[$'Calibrazione hot'.G$9]*[.C9]+[$'Calibrazione hot'.H$9]" office:value-type="float" office:value="14.14" calcext:value-type="float">
            <text:p>14,14</text:p>
          </table:table-cell>
          <table:table-cell table:formula="of:=[.D9]-[.A9]" office:value-type="float" office:value="4.14" calcext:value-type="float">
            <text:p>4,14</text:p>
          </table:table-cell>
          <table:table-cell table:formula="of:=[.E9]/[.A9]*100" office:value-type="float" office:value="41.4" calcext:value-type="float">
            <text:p>41,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table:formula="of:=[$'Calibrazione hot'.G$9]*[.C10]+[$'Calibrazione hot'.H$9]" office:value-type="float" office:value="14.74" calcext:value-type="float">
            <text:p>14,74</text:p>
          </table:table-cell>
          <table:table-cell table:formula="of:=[.D10]-[.A10]" office:value-type="float" office:value="4.74" calcext:value-type="float">
            <text:p>4,74</text:p>
          </table:table-cell>
          <table:table-cell table:formula="of:=[.E10]/[.A10]*100" office:value-type="float" office:value="47.4" calcext:value-type="float">
            <text:p>47,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84" calcext:value-type="float">
            <text:p>284</text:p>
          </table:table-cell>
          <table:table-cell table:formula="of:=[$'Calibrazione hot'.G$9]*[.C11]+[$'Calibrazione hot'.H$9]" office:value-type="float" office:value="15.22" calcext:value-type="float">
            <text:p>15,22</text:p>
          </table:table-cell>
          <table:table-cell table:formula="of:=[.D11]-[.A11]" office:value-type="float" office:value="5.22" calcext:value-type="float">
            <text:p>5,22</text:p>
          </table:table-cell>
          <table:table-cell table:formula="of:=[.E11]/[.A11]*100" office:value-type="float" office:value="52.2" calcext:value-type="float">
            <text:p>52,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81" calcext:value-type="float">
            <text:p>281</text:p>
          </table:table-cell>
          <table:table-cell table:formula="of:=[$'Calibrazione hot'.G$9]*[.C12]+[$'Calibrazione hot'.H$9]" office:value-type="float" office:value="15.58" calcext:value-type="float">
            <text:p>15,58</text:p>
          </table:table-cell>
          <table:table-cell table:formula="of:=[.D12]-[.A12]" office:value-type="float" office:value="5.58" calcext:value-type="float">
            <text:p>5,58</text:p>
          </table:table-cell>
          <table:table-cell table:formula="of:=[.E12]/[.A12]*100" office:value-type="float" office:value="55.8" calcext:value-type="float">
            <text:p>55,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table:formula="of:=[$'Calibrazione hot'.G$9]*[.C13]+[$'Calibrazione hot'.H$9]" office:value-type="float" office:value="15.82" calcext:value-type="float">
            <text:p>15,82</text:p>
          </table:table-cell>
          <table:table-cell table:formula="of:=[.D13]-[.A13]" office:value-type="float" office:value="5.82" calcext:value-type="float">
            <text:p>5,82</text:p>
          </table:table-cell>
          <table:table-cell table:formula="of:=[.E13]/[.A13]*100" office:value-type="float" office:value="58.2" calcext:value-type="float">
            <text:p>58,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formula="of:=[$'Calibrazione hot'.G$9]*[.C15]+[$'Calibrazione hot'.H$9]" office:value-type="float" office:value="20.02" calcext:value-type="float">
            <text:p>20,02</text:p>
          </table:table-cell>
          <table:table-cell table:formula="of:=[.D15]-[.A15]" office:value-type="float" office:value="0.0199999999999996" calcext:value-type="float">
            <text:p>0,02</text:p>
          </table:table-cell>
          <table:table-cell table:formula="of:=[.E15]/[.A15]*100" office:value-type="float" office:value="0.0999999999999979" calcext:value-type="float">
            <text:p>0,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table:formula="of:=[$'Calibrazione hot'.G$9]*[.C16]+[$'Calibrazione hot'.H$9]" office:value-type="float" office:value="20.02" calcext:value-type="float">
            <text:p>20,02</text:p>
          </table:table-cell>
          <table:table-cell table:formula="of:=[.D16]-[.A16]" office:value-type="float" office:value="0.0199999999999996" calcext:value-type="float">
            <text:p>0,02</text:p>
          </table:table-cell>
          <table:table-cell table:formula="of:=[.E16]/[.A16]*100" office:value-type="float" office:value="0.0999999999999979" calcext:value-type="float">
            <text:p>0,1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formula="of:=[$'Calibrazione hot'.G$9]*[.C17]+[$'Calibrazione hot'.H$9]" office:value-type="float" office:value="20.86" calcext:value-type="float">
            <text:p>20,86</text:p>
          </table:table-cell>
          <table:table-cell table:formula="of:=[.D17]-[.A17]" office:value-type="float" office:value="0.859999999999999" calcext:value-type="float">
            <text:p>0,859999999999999</text:p>
          </table:table-cell>
          <table:table-cell table:formula="of:=[.E17]/[.A17]*100" office:value-type="float" office:value="4.3" calcext:value-type="float">
            <text:p>4,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formula="of:=[$'Calibrazione hot'.G$9]*[.C18]+[$'Calibrazione hot'.H$9]" office:value-type="float" office:value="23.86" calcext:value-type="float">
            <text:p>23,86</text:p>
          </table:table-cell>
          <table:table-cell table:formula="of:=[.D18]-[.A18]" office:value-type="float" office:value="3.86" calcext:value-type="float">
            <text:p>3,86</text:p>
          </table:table-cell>
          <table:table-cell table:formula="of:=[.E18]/[.A18]*100" office:value-type="float" office:value="19.3" calcext:value-type="float">
            <text:p>19,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table:formula="of:=[$'Calibrazione hot'.G$9]*[.C19]+[$'Calibrazione hot'.H$9]" office:value-type="float" office:value="26.26" calcext:value-type="float">
            <text:p>26,26</text:p>
          </table:table-cell>
          <table:table-cell table:formula="of:=[.D19]-[.A19]" office:value-type="float" office:value="6.26" calcext:value-type="float">
            <text:p>6,26</text:p>
          </table:table-cell>
          <table:table-cell table:formula="of:=[.E19]/[.A19]*100" office:value-type="float" office:value="31.3" calcext:value-type="float">
            <text:p>31,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table:formula="of:=[$'Calibrazione hot'.G$9]*[.C20]+[$'Calibrazione hot'.H$9]" office:value-type="float" office:value="27.82" calcext:value-type="float">
            <text:p>27,82</text:p>
          </table:table-cell>
          <table:table-cell table:formula="of:=[.D20]-[.A20]" office:value-type="float" office:value="7.82" calcext:value-type="float">
            <text:p>7,82</text:p>
          </table:table-cell>
          <table:table-cell table:formula="of:=[.E20]/[.A20]*100" office:value-type="float" office:value="39.1" calcext:value-type="float">
            <text:p>39,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table:formula="of:=[$'Calibrazione hot'.G$9]*[.C21]+[$'Calibrazione hot'.H$9]" office:value-type="float" office:value="28.9" calcext:value-type="float">
            <text:p>28,9</text:p>
          </table:table-cell>
          <table:table-cell table:formula="of:=[.D21]-[.A21]" office:value-type="float" office:value="8.9" calcext:value-type="float">
            <text:p>8,9</text:p>
          </table:table-cell>
          <table:table-cell table:formula="of:=[.E21]/[.A21]*100" office:value-type="float" office:value="44.5" calcext:value-type="float">
            <text:p>44,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table:formula="of:=[$'Calibrazione hot'.G$9]*[.C22]+[$'Calibrazione hot'.H$9]" office:value-type="float" office:value="29.74" calcext:value-type="float">
            <text:p>29,74</text:p>
          </table:table-cell>
          <table:table-cell table:formula="of:=[.D22]-[.A22]" office:value-type="float" office:value="9.74" calcext:value-type="float">
            <text:p>9,74</text:p>
          </table:table-cell>
          <table:table-cell table:formula="of:=[.E22]/[.A22]*100" office:value-type="float" office:value="48.7" calcext:value-type="float">
            <text:p>48,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table:formula="of:=[$'Calibrazione hot'.G$9]*[.C23]+[$'Calibrazione hot'.H$9]" office:value-type="float" office:value="30.58" calcext:value-type="float">
            <text:p>30,58</text:p>
          </table:table-cell>
          <table:table-cell table:formula="of:=[.D23]-[.A23]" office:value-type="float" office:value="10.58" calcext:value-type="float">
            <text:p>10,58</text:p>
          </table:table-cell>
          <table:table-cell table:formula="of:=[.E23]/[.A23]*100" office:value-type="float" office:value="52.9" calcext:value-type="float">
            <text:p>52,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table:formula="of:=[$'Calibrazione hot'.G$9]*[.C24]+[$'Calibrazione hot'.H$9]" office:value-type="float" office:value="31.06" calcext:value-type="float">
            <text:p>31,06</text:p>
          </table:table-cell>
          <table:table-cell table:formula="of:=[.D24]-[.A24]" office:value-type="float" office:value="11.06" calcext:value-type="float">
            <text:p>11,06</text:p>
          </table:table-cell>
          <table:table-cell table:formula="of:=[.E24]/[.A24]*100" office:value-type="float" office:value="55.3" calcext:value-type="float">
            <text:p>55,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table:formula="of:=[$'Calibrazione hot'.G$9]*[.C25]+[$'Calibrazione hot'.H$9]" office:value-type="float" office:value="31.42" calcext:value-type="float">
            <text:p>31,42</text:p>
          </table:table-cell>
          <table:table-cell table:formula="of:=[.D25]-[.A25]" office:value-type="float" office:value="11.42" calcext:value-type="float">
            <text:p>11,42</text:p>
          </table:table-cell>
          <table:table-cell table:formula="of:=[.E25]/[.A25]*100" office:value-type="float" office:value="57.1" calcext:value-type="float">
            <text:p>57,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formula="of:=[$'Calibrazione hot'.G$9]*[.C27]+[$'Calibrazione hot'.H$9]" office:value-type="float" office:value="30.1" calcext:value-type="float">
            <text:p>30,1</text:p>
          </table:table-cell>
          <table:table-cell table:formula="of:=[.D27]-[.A27]" office:value-type="float" office:value="0.0999999999999979" calcext:value-type="float">
            <text:p>0,099999999999998</text:p>
          </table:table-cell>
          <table:table-cell table:formula="of:=[.E27]/[.A27]*100" office:value-type="float" office:value="0.333333333333326" calcext:value-type="float">
            <text:p>0,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formula="of:=[$'Calibrazione hot'.G$9]*[.C28]+[$'Calibrazione hot'.H$9]" office:value-type="float" office:value="29.98" calcext:value-type="float">
            <text:p>29,98</text:p>
          </table:table-cell>
          <table:table-cell table:formula="of:=[.D28]-[.A28]" office:value-type="float" office:value="-0.0200000000000031" calcext:value-type="float">
            <text:p>-0,020000000000003</text:p>
          </table:table-cell>
          <table:table-cell table:formula="of:=[.E28]/[.A28]*100" office:value-type="float" office:value="-0.0666666666666771" calcext:value-type="float">
            <text:p>-0,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table:formula="of:=[$'Calibrazione hot'.G$9]*[.C29]+[$'Calibrazione hot'.H$9]" office:value-type="float" office:value="31.66" calcext:value-type="float">
            <text:p>31,66</text:p>
          </table:table-cell>
          <table:table-cell table:formula="of:=[.D29]-[.A29]" office:value-type="float" office:value="1.66" calcext:value-type="float">
            <text:p>1,66</text:p>
          </table:table-cell>
          <table:table-cell table:formula="of:=[.E29]/[.A29]*100" office:value-type="float" office:value="5.53333333333332" calcext:value-type="float">
            <text:p>5,5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table:formula="of:=[$'Calibrazione hot'.G$9]*[.C30]+[$'Calibrazione hot'.H$9]" office:value-type="float" office:value="35.98" calcext:value-type="float">
            <text:p>35,98</text:p>
          </table:table-cell>
          <table:table-cell table:formula="of:=[.D30]-[.A30]" office:value-type="float" office:value="5.98" calcext:value-type="float">
            <text:p>5,98</text:p>
          </table:table-cell>
          <table:table-cell table:formula="of:=[.E30]/[.A30]*100" office:value-type="float" office:value="19.9333333333333" calcext:value-type="float">
            <text:p>19,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formula="of:=[$'Calibrazione hot'.G$9]*[.C31]+[$'Calibrazione hot'.H$9]" office:value-type="float" office:value="38.62" calcext:value-type="float">
            <text:p>38,62</text:p>
          </table:table-cell>
          <table:table-cell table:formula="of:=[.D31]-[.A31]" office:value-type="float" office:value="8.62" calcext:value-type="float">
            <text:p>8,62</text:p>
          </table:table-cell>
          <table:table-cell table:formula="of:=[.E31]/[.A31]*100" office:value-type="float" office:value="28.7333333333333" calcext:value-type="float">
            <text:p>28,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[$'Calibrazione hot'.G$9]*[.C32]+[$'Calibrazione hot'.H$9]" office:value-type="float" office:value="40.3" calcext:value-type="float">
            <text:p>40,3</text:p>
          </table:table-cell>
          <table:table-cell table:formula="of:=[.D32]-[.A32]" office:value-type="float" office:value="10.3" calcext:value-type="float">
            <text:p>10,3</text:p>
          </table:table-cell>
          <table:table-cell table:formula="of:=[.E32]/[.A32]*100" office:value-type="float" office:value="34.3333333333333" calcext:value-type="float">
            <text:p>34,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$'Calibrazione hot'.G$9]*[.C33]+[$'Calibrazione hot'.H$9]" office:value-type="float" office:value="41.62" calcext:value-type="float">
            <text:p>41,62</text:p>
          </table:table-cell>
          <table:table-cell table:formula="of:=[.D33]-[.A33]" office:value-type="float" office:value="11.62" calcext:value-type="float">
            <text:p>11,62</text:p>
          </table:table-cell>
          <table:table-cell table:formula="of:=[.E33]/[.A33]*100" office:value-type="float" office:value="38.7333333333333" calcext:value-type="float">
            <text:p>38,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$'Calibrazione hot'.G$9]*[.C34]+[$'Calibrazione hot'.H$9]" office:value-type="float" office:value="42.58" calcext:value-type="float">
            <text:p>42,58</text:p>
          </table:table-cell>
          <table:table-cell table:formula="of:=[.D34]-[.A34]" office:value-type="float" office:value="12.58" calcext:value-type="float">
            <text:p>12,58</text:p>
          </table:table-cell>
          <table:table-cell table:formula="of:=[.E34]/[.A34]*100" office:value-type="float" office:value="41.9333333333333" calcext:value-type="float">
            <text:p>41,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formula="of:=[$'Calibrazione hot'.G$9]*[.C35]+[$'Calibrazione hot'.H$9]" office:value-type="float" office:value="43.42" calcext:value-type="float">
            <text:p>43,42</text:p>
          </table:table-cell>
          <table:table-cell table:formula="of:=[.D35]-[.A35]" office:value-type="float" office:value="13.42" calcext:value-type="float">
            <text:p>13,42</text:p>
          </table:table-cell>
          <table:table-cell table:formula="of:=[.E35]/[.A35]*100" office:value-type="float" office:value="44.7333333333333" calcext:value-type="float">
            <text:p>44,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table:formula="of:=[$'Calibrazione hot'.G$9]*[.C36]+[$'Calibrazione hot'.H$9]" office:value-type="float" office:value="44.02" calcext:value-type="float">
            <text:p>44,02</text:p>
          </table:table-cell>
          <table:table-cell table:formula="of:=[.D36]-[.A36]" office:value-type="float" office:value="14.02" calcext:value-type="float">
            <text:p>14,02</text:p>
          </table:table-cell>
          <table:table-cell table:formula="of:=[.E36]/[.A36]*100" office:value-type="float" office:value="46.7333333333333" calcext:value-type="float">
            <text:p>46,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$'Calibrazione hot'.G$9]*[.C37]+[$'Calibrazione hot'.H$9]" office:value-type="float" office:value="44.5" calcext:value-type="float">
            <text:p>44,5</text:p>
          </table:table-cell>
          <table:table-cell table:formula="of:=[.D37]-[.A37]" office:value-type="float" office:value="14.5" calcext:value-type="float">
            <text:p>14,5</text:p>
          </table:table-cell>
          <table:table-cell table:formula="of:=[.E37]/[.A37]*100" office:value-type="float" office:value="48.3333333333333" calcext:value-type="float">
            <text:p>48,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$'Calibrazione hot'.G$9]*[.C39]+[$'Calibrazione hot'.H$9]" office:value-type="float" office:value="40.06" calcext:value-type="float">
            <text:p>40,06</text:p>
          </table:table-cell>
          <table:table-cell table:formula="of:=[.D39]-[.A39]" office:value-type="float" office:value="0.0599999999999952" calcext:value-type="float">
            <text:p>0,059999999999995</text:p>
          </table:table-cell>
          <table:table-cell table:formula="of:=[.E39]/[.A39]*100" office:value-type="float" office:value="0.149999999999988" calcext:value-type="float">
            <text:p>0,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[$'Calibrazione hot'.G$9]*[.C40]+[$'Calibrazione hot'.H$9]" office:value-type="float" office:value="40.06" calcext:value-type="float">
            <text:p>40,06</text:p>
          </table:table-cell>
          <table:table-cell table:formula="of:=[.D40]-[.A40]" office:value-type="float" office:value="0.0599999999999952" calcext:value-type="float">
            <text:p>0,059999999999995</text:p>
          </table:table-cell>
          <table:table-cell table:formula="of:=[.E40]/[.A40]*100" office:value-type="float" office:value="0.149999999999988" calcext:value-type="float">
            <text:p>0,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formula="of:=[$'Calibrazione hot'.G$9]*[.C41]+[$'Calibrazione hot'.H$9]" office:value-type="float" office:value="42.34" calcext:value-type="float">
            <text:p>42,34</text:p>
          </table:table-cell>
          <table:table-cell table:formula="of:=[.D41]-[.A41]" office:value-type="float" office:value="2.34" calcext:value-type="float">
            <text:p>2,34</text:p>
          </table:table-cell>
          <table:table-cell table:formula="of:=[.E41]/[.A41]*100" office:value-type="float" office:value="5.84999999999999" calcext:value-type="float">
            <text:p>5,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$'Calibrazione hot'.G$9]*[.C42]+[$'Calibrazione hot'.H$9]" office:value-type="float" office:value="47.14" calcext:value-type="float">
            <text:p>47,14</text:p>
          </table:table-cell>
          <table:table-cell table:formula="of:=[.D42]-[.A42]" office:value-type="float" office:value="7.14" calcext:value-type="float">
            <text:p>7,14</text:p>
          </table:table-cell>
          <table:table-cell table:formula="of:=[.E42]/[.A42]*100" office:value-type="float" office:value="17.85" calcext:value-type="float">
            <text:p>17,8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SAT</text:p>
          </table:table-cell>
          <table:table-cell table:formula="of:=[$'Calibrazione hot'.G$9]*[.C43]+[$'Calibrazione hot'.H$9]" office:value-type="string" office:string-value="" calcext:value-type="error">
            <text:p>#VALUE!</text:p>
          </table:table-cell>
          <table:table-cell table:formula="of:=[.D43]-[.A43]" office:value-type="string" office:string-value="" calcext:value-type="error">
            <text:p>#VALUE!</text:p>
          </table:table-cell>
          <table:table-cell table:style-name="Default" table:formula="of:=[.E43]/[.A43]" office:value-type="string" office:string-value="" calcext:value-type="error">
            <text:p>#VALUE!</text:p>
          </table:table-cell>
        </table:table-row>
      </table:table>
      <table:table table:name="Calibrazione cold" table:style-name="ta1">
        <table:shapes>
          <draw:frame draw:z-index="0" draw:style-name="gr1" draw:text-style-name="P1" svg:width="159.99mm" svg:height="89.99mm" svg:x="58.55mm" svg:y="73.24mm">
            <draw:object draw:notify-on-update-of-ranges="'Calibrazione cold'.B4:'Calibrazione cold'.B9 'Calibrazione cold'.A4:'Calibrazione cold'.A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°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Efi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-0.11" calcext:value-type="float">
            <text:p>-0,11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</table:table-row>
      </table:table>
      <table:table table:name="Shift cold" table:style-name="ta1">
        <table:shapes>
          <draw:frame draw:z-index="0" draw:style-name="gr1" draw:text-style-name="P1" svg:width="188.42mm" svg:height="105.98mm" svg:x="161.29mm" svg:y="1.86mm">
            <draw:object draw:notify-on-update-of-ranges="'Shift cold'.B3:'Shift cold'.B13 'Shift cold'.A3:'Shift cold'.A3 'Shift cold'.D3:'Shift cold'.D13 'Shift cold'.B15:'Shift cold'.B25 'Shift cold'.A15:'Shift cold'.A15 'Shift cold'.D15:'Shift cold'.D25 'Shift cold'.B27:'Shift cold'.B37 'Shift cold'.A27:'Shift cold'.A27 'Shift cold'.D27:'Shift cold'.D37 'Shift cold'.B39:'Shift cold'.B42 'Shift cold'.A39:'Shift cold'.A39 'Shift cold'.D39:'Shift cold'.D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24.13mm" svg:height="126.07mm" svg:x="164.65mm" svg:y="113.96mm">
            <draw:object draw:notify-on-update-of-ranges="'Shift cold'.B3:'Shift cold'.B13 'Shift cold'.A3:'Shift cold'.A3 'Shift cold'.F3:'Shift cold'.F13 'Shift cold'.B15:'Shift cold'.B25 'Shift cold'.A15:'Shift cold'.A15 'Shift cold'.F15:'Shift cold'.F25 'Shift cold'.B27:'Shift cold'.B37 'Shift cold'.A27:'Shift cold'.A27 'Shift cold'.F27:'Shift cold'.F37 'Shift cold'.B39:'Shift cold'.B42 'Shift cold'.A39:'Shift cold'.A39 'Shift cold'.F39:'Shift cold'.F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m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°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fC input</text:p>
          </table:table-cell>
          <table:table-cell office:value-type="string" calcext:value-type="string">
            <text:p>Rate [kHz]</text:p>
          </table:table-cell>
          <table:table-cell office:value-type="string" calcext:value-type="string">
            <text:p>Efine</text:p>
          </table:table-cell>
          <table:table-cell office:value-type="string" calcext:value-type="string">
            <text:p>fC measured</text:p>
          </table:table-cell>
          <table:table-cell office:value-type="string" calcext:value-type="string">
            <text:p>Diff</text:p>
          </table:table-cell>
          <table:table-cell table:style-name="Default" office:value-type="string" calcext:value-type="string">
            <text:p>% dif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table:formula="of:=[$'Calibrazione cold'.G$10]*[.C3]+[$'Calibrazione cold'.H$10]" office:value-type="float" office:value="10.06" calcext:value-type="float">
            <text:p>10,06</text:p>
          </table:table-cell>
          <table:table-cell table:formula="of:=[.D3]-[.A3]" office:value-type="float" office:value="0.0600000000000023" calcext:value-type="float">
            <text:p>0,060000000000002</text:p>
          </table:table-cell>
          <table:table-cell table:formula="of:=[.E3]/[.A3]*100" office:value-type="float" office:value="0.600000000000023" calcext:value-type="float">
            <text:p>0,6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table:formula="of:=[$'Calibrazione cold'.G$10]*[.C4]+[$'Calibrazione cold'.H$10]" office:value-type="float" office:value="10.28" calcext:value-type="float">
            <text:p>10,28</text:p>
          </table:table-cell>
          <table:table-cell table:formula="of:=[.D4]-[.A4]" office:value-type="float" office:value="0.280000000000001" calcext:value-type="float">
            <text:p>0,280000000000001</text:p>
          </table:table-cell>
          <table:table-cell table:formula="of:=[.E4]/[.A4]*100" office:value-type="float" office:value="2.80000000000001" calcext:value-type="float">
            <text:p>2,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table:formula="of:=[$'Calibrazione cold'.G$10]*[.C5]+[$'Calibrazione cold'.H$10]" office:value-type="float" office:value="10.5" calcext:value-type="float">
            <text:p>10,5</text:p>
          </table:table-cell>
          <table:table-cell table:formula="of:=[.D5]-[.A5]" office:value-type="float" office:value="0.5" calcext:value-type="float">
            <text:p>0,5</text:p>
          </table:table-cell>
          <table:table-cell table:formula="of:=[.E5]/[.A5]*100" office:value-type="float" office:value="5" calcext:value-type="float">
            <text:p>5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table:formula="of:=[$'Calibrazione cold'.G$10]*[.C6]+[$'Calibrazione cold'.H$10]" office:value-type="float" office:value="10.72" calcext:value-type="float">
            <text:p>10,72</text:p>
          </table:table-cell>
          <table:table-cell table:formula="of:=[.D6]-[.A6]" office:value-type="float" office:value="0.719999999999999" calcext:value-type="float">
            <text:p>0,719999999999999</text:p>
          </table:table-cell>
          <table:table-cell table:formula="of:=[.E6]/[.A6]*100" office:value-type="float" office:value="7.19999999999999" calcext:value-type="float">
            <text:p>7,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table:formula="of:=[$'Calibrazione cold'.G$10]*[.C7]+[$'Calibrazione cold'.H$10]" office:value-type="float" office:value="11.05" calcext:value-type="float">
            <text:p>11,05</text:p>
          </table:table-cell>
          <table:table-cell table:formula="of:=[.D7]-[.A7]" office:value-type="float" office:value="1.05" calcext:value-type="float">
            <text:p>1,05</text:p>
          </table:table-cell>
          <table:table-cell table:formula="of:=[.E7]/[.A7]*100" office:value-type="float" office:value="10.5" calcext:value-type="float">
            <text:p>10,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formula="of:=[$'Calibrazione cold'.G$10]*[.C8]+[$'Calibrazione cold'.H$10]" office:value-type="float" office:value="11.6" calcext:value-type="float">
            <text:p>11,6</text:p>
          </table:table-cell>
          <table:table-cell table:formula="of:=[.D8]-[.A8]" office:value-type="float" office:value="1.6" calcext:value-type="float">
            <text:p>1,6</text:p>
          </table:table-cell>
          <table:table-cell table:formula="of:=[.E8]/[.A8]*100" office:value-type="float" office:value="16" calcext:value-type="float">
            <text:p>16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97" calcext:value-type="float">
            <text:p>297</text:p>
          </table:table-cell>
          <table:table-cell table:formula="of:=[$'Calibrazione cold'.G$10]*[.C9]+[$'Calibrazione cold'.H$10]" office:value-type="float" office:value="11.93" calcext:value-type="float">
            <text:p>11,93</text:p>
          </table:table-cell>
          <table:table-cell table:formula="of:=[.D9]-[.A9]" office:value-type="float" office:value="1.93" calcext:value-type="float">
            <text:p>1,93</text:p>
          </table:table-cell>
          <table:table-cell table:formula="of:=[.E9]/[.A9]*100" office:value-type="float" office:value="19.3" calcext:value-type="float">
            <text:p>19,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92" calcext:value-type="float">
            <text:p>292</text:p>
          </table:table-cell>
          <table:table-cell table:formula="of:=[$'Calibrazione cold'.G$10]*[.C10]+[$'Calibrazione cold'.H$10]" office:value-type="float" office:value="12.48" calcext:value-type="float">
            <text:p>12,48</text:p>
          </table:table-cell>
          <table:table-cell table:formula="of:=[.D10]-[.A10]" office:value-type="float" office:value="2.48" calcext:value-type="float">
            <text:p>2,48</text:p>
          </table:table-cell>
          <table:table-cell table:formula="of:=[.E10]/[.A10]*100" office:value-type="float" office:value="24.8" calcext:value-type="float">
            <text:p>24,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table:formula="of:=[$'Calibrazione cold'.G$10]*[.C11]+[$'Calibrazione cold'.H$10]" office:value-type="float" office:value="12.7" calcext:value-type="float">
            <text:p>12,7</text:p>
          </table:table-cell>
          <table:table-cell table:formula="of:=[.D11]-[.A11]" office:value-type="float" office:value="2.7" calcext:value-type="float">
            <text:p>2,7</text:p>
          </table:table-cell>
          <table:table-cell table:formula="of:=[.E11]/[.A11]*100" office:value-type="float" office:value="27" calcext:value-type="float">
            <text:p>27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table:formula="of:=[$'Calibrazione cold'.G$10]*[.C12]+[$'Calibrazione cold'.H$10]" office:value-type="float" office:value="13.25" calcext:value-type="float">
            <text:p>13,25</text:p>
          </table:table-cell>
          <table:table-cell table:formula="of:=[.D12]-[.A12]" office:value-type="float" office:value="3.25" calcext:value-type="float">
            <text:p>3,25</text:p>
          </table:table-cell>
          <table:table-cell table:formula="of:=[.E12]/[.A12]*100" office:value-type="float" office:value="32.5" calcext:value-type="float">
            <text:p>32,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table:formula="of:=[$'Calibrazione cold'.G$10]*[.C13]+[$'Calibrazione cold'.H$10]" office:value-type="float" office:value="13.25" calcext:value-type="float">
            <text:p>13,25</text:p>
          </table:table-cell>
          <table:table-cell table:formula="of:=[.D13]-[.A13]" office:value-type="float" office:value="3.25" calcext:value-type="float">
            <text:p>3,25</text:p>
          </table:table-cell>
          <table:table-cell table:formula="of:=[.E13]/[.A13]*100" office:value-type="float" office:value="32.5" calcext:value-type="float">
            <text:p>32,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formula="of:=[$'Calibrazione cold'.G$10]*[.C15]+[$'Calibrazione cold'.H$10]" office:value-type="float" office:value="20.07" calcext:value-type="float">
            <text:p>20,07</text:p>
          </table:table-cell>
          <table:table-cell table:formula="of:=[.D15]-[.A15]" office:value-type="float" office:value="0.0700000000000003" calcext:value-type="float">
            <text:p>0,07</text:p>
          </table:table-cell>
          <table:table-cell table:formula="of:=[.E15]/[.A15]*100" office:value-type="float" office:value="0.350000000000001" calcext:value-type="float">
            <text:p>0,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table:formula="of:=[$'Calibrazione cold'.G$10]*[.C16]+[$'Calibrazione cold'.H$10]" office:value-type="float" office:value="20.18" calcext:value-type="float">
            <text:p>20,18</text:p>
          </table:table-cell>
          <table:table-cell table:formula="of:=[.D16]-[.A16]" office:value-type="float" office:value="0.18" calcext:value-type="float">
            <text:p>0,18</text:p>
          </table:table-cell>
          <table:table-cell table:formula="of:=[.E16]/[.A16]*100" office:value-type="float" office:value="0.899999999999999" calcext:value-type="float">
            <text:p>0,9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formula="of:=[$'Calibrazione cold'.G$10]*[.C17]+[$'Calibrazione cold'.H$10]" office:value-type="float" office:value="20.84" calcext:value-type="float">
            <text:p>20,84</text:p>
          </table:table-cell>
          <table:table-cell table:formula="of:=[.D17]-[.A17]" office:value-type="float" office:value="0.84" calcext:value-type="float">
            <text:p>0,84</text:p>
          </table:table-cell>
          <table:table-cell table:formula="of:=[.E17]/[.A17]*100" office:value-type="float" office:value="4.2" calcext:value-type="float">
            <text:p>4,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formula="of:=[$'Calibrazione cold'.G$10]*[.C18]+[$'Calibrazione cold'.H$10]" office:value-type="float" office:value="22.6" calcext:value-type="float">
            <text:p>22,6</text:p>
          </table:table-cell>
          <table:table-cell table:formula="of:=[.D18]-[.A18]" office:value-type="float" office:value="2.6" calcext:value-type="float">
            <text:p>2,6</text:p>
          </table:table-cell>
          <table:table-cell table:formula="of:=[.E18]/[.A18]*100" office:value-type="float" office:value="13" calcext:value-type="float">
            <text:p>13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81" calcext:value-type="float">
            <text:p>181</text:p>
          </table:table-cell>
          <table:table-cell table:formula="of:=[$'Calibrazione cold'.G$10]*[.C19]+[$'Calibrazione cold'.H$10]" office:value-type="float" office:value="24.69" calcext:value-type="float">
            <text:p>24,69</text:p>
          </table:table-cell>
          <table:table-cell table:formula="of:=[.D19]-[.A19]" office:value-type="float" office:value="4.69" calcext:value-type="float">
            <text:p>4,69</text:p>
          </table:table-cell>
          <table:table-cell table:formula="of:=[.E19]/[.A19]*100" office:value-type="float" office:value="23.45" calcext:value-type="float">
            <text:p>23,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table:formula="of:=[$'Calibrazione cold'.G$10]*[.C20]+[$'Calibrazione cold'.H$10]" office:value-type="float" office:value="26.23" calcext:value-type="float">
            <text:p>26,23</text:p>
          </table:table-cell>
          <table:table-cell table:formula="of:=[.D20]-[.A20]" office:value-type="float" office:value="6.23" calcext:value-type="float">
            <text:p>6,23</text:p>
          </table:table-cell>
          <table:table-cell table:formula="of:=[.E20]/[.A20]*100" office:value-type="float" office:value="31.15" calcext:value-type="float">
            <text:p>31,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table:formula="of:=[$'Calibrazione cold'.G$10]*[.C21]+[$'Calibrazione cold'.H$10]" office:value-type="float" office:value="27.22" calcext:value-type="float">
            <text:p>27,22</text:p>
          </table:table-cell>
          <table:table-cell table:formula="of:=[.D21]-[.A21]" office:value-type="float" office:value="7.22" calcext:value-type="float">
            <text:p>7,22</text:p>
          </table:table-cell>
          <table:table-cell table:formula="of:=[.E21]/[.A21]*100" office:value-type="float" office:value="36.1" calcext:value-type="float">
            <text:p>36,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[$'Calibrazione cold'.G$10]*[.C22]+[$'Calibrazione cold'.H$10]" office:value-type="float" office:value="28.1" calcext:value-type="float">
            <text:p>28,1</text:p>
          </table:table-cell>
          <table:table-cell table:formula="of:=[.D22]-[.A22]" office:value-type="float" office:value="8.1" calcext:value-type="float">
            <text:p>8,1</text:p>
          </table:table-cell>
          <table:table-cell table:formula="of:=[.E22]/[.A22]*100" office:value-type="float" office:value="40.5" calcext:value-type="float">
            <text:p>40,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table:formula="of:=[$'Calibrazione cold'.G$10]*[.C23]+[$'Calibrazione cold'.H$10]" office:value-type="float" office:value="28.76" calcext:value-type="float">
            <text:p>28,76</text:p>
          </table:table-cell>
          <table:table-cell table:formula="of:=[.D23]-[.A23]" office:value-type="float" office:value="8.76" calcext:value-type="float">
            <text:p>8,76</text:p>
          </table:table-cell>
          <table:table-cell table:formula="of:=[.E23]/[.A23]*100" office:value-type="float" office:value="43.8" calcext:value-type="float">
            <text:p>43,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formula="of:=[$'Calibrazione cold'.G$10]*[.C24]+[$'Calibrazione cold'.H$10]" office:value-type="float" office:value="29.42" calcext:value-type="float">
            <text:p>29,42</text:p>
          </table:table-cell>
          <table:table-cell table:formula="of:=[.D24]-[.A24]" office:value-type="float" office:value="9.42" calcext:value-type="float">
            <text:p>9,42</text:p>
          </table:table-cell>
          <table:table-cell table:formula="of:=[.E24]/[.A24]*100" office:value-type="float" office:value="47.1" calcext:value-type="float">
            <text:p>47,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table:formula="of:=[$'Calibrazione cold'.G$10]*[.C25]+[$'Calibrazione cold'.H$10]" office:value-type="float" office:value="29.86" calcext:value-type="float">
            <text:p>29,86</text:p>
          </table:table-cell>
          <table:table-cell table:formula="of:=[.D25]-[.A25]" office:value-type="float" office:value="9.86" calcext:value-type="float">
            <text:p>9,86</text:p>
          </table:table-cell>
          <table:table-cell table:formula="of:=[.E25]/[.A25]*100" office:value-type="float" office:value="49.3" calcext:value-type="float">
            <text:p>49,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formula="of:=[$'Calibrazione cold'.G$10]*[.C27]+[$'Calibrazione cold'.H$10]" office:value-type="float" office:value="30.19" calcext:value-type="float">
            <text:p>30,19</text:p>
          </table:table-cell>
          <table:table-cell table:formula="of:=[.D27]-[.A27]" office:value-type="float" office:value="0.190000000000001" calcext:value-type="float">
            <text:p>0,190000000000001</text:p>
          </table:table-cell>
          <table:table-cell table:formula="of:=[.E27]/[.A27]*100" office:value-type="float" office:value="0.633333333333338" calcext:value-type="float">
            <text:p>0,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formula="of:=[$'Calibrazione cold'.G$10]*[.C28]+[$'Calibrazione cold'.H$10]" office:value-type="float" office:value="30.3" calcext:value-type="float">
            <text:p>30,3</text:p>
          </table:table-cell>
          <table:table-cell table:formula="of:=[.D28]-[.A28]" office:value-type="float" office:value="0.300000000000001" calcext:value-type="float">
            <text:p>0,300000000000001</text:p>
          </table:table-cell>
          <table:table-cell table:formula="of:=[.E28]/[.A28]*100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formula="of:=[$'Calibrazione cold'.G$10]*[.C29]+[$'Calibrazione cold'.H$10]" office:value-type="float" office:value="31.4" calcext:value-type="float">
            <text:p>31,4</text:p>
          </table:table-cell>
          <table:table-cell table:formula="of:=[.D29]-[.A29]" office:value-type="float" office:value="1.4" calcext:value-type="float">
            <text:p>1,4</text:p>
          </table:table-cell>
          <table:table-cell table:formula="of:=[.E29]/[.A29]*100" office:value-type="float" office:value="4.66666666666667" calcext:value-type="float">
            <text:p>4,6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formula="of:=[$'Calibrazione cold'.G$10]*[.C30]+[$'Calibrazione cold'.H$10]" office:value-type="float" office:value="34.7" calcext:value-type="float">
            <text:p>34,7</text:p>
          </table:table-cell>
          <table:table-cell table:formula="of:=[.D30]-[.A30]" office:value-type="float" office:value="4.7" calcext:value-type="float">
            <text:p>4,7</text:p>
          </table:table-cell>
          <table:table-cell table:formula="of:=[.E30]/[.A30]*100" office:value-type="float" office:value="15.6666666666667" calcext:value-type="float">
            <text:p>15,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formula="of:=[$'Calibrazione cold'.G$10]*[.C31]+[$'Calibrazione cold'.H$10]" office:value-type="float" office:value="37.34" calcext:value-type="float">
            <text:p>37,34</text:p>
          </table:table-cell>
          <table:table-cell table:formula="of:=[.D31]-[.A31]" office:value-type="float" office:value="7.34" calcext:value-type="float">
            <text:p>7,34</text:p>
          </table:table-cell>
          <table:table-cell table:formula="of:=[.E31]/[.A31]*100" office:value-type="float" office:value="24.4666666666667" calcext:value-type="float">
            <text:p>24,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[$'Calibrazione cold'.G$10]*[.C32]+[$'Calibrazione cold'.H$10]" office:value-type="float" office:value="39.21" calcext:value-type="float">
            <text:p>39,21</text:p>
          </table:table-cell>
          <table:table-cell table:formula="of:=[.D32]-[.A32]" office:value-type="float" office:value="9.21" calcext:value-type="float">
            <text:p>9,21</text:p>
          </table:table-cell>
          <table:table-cell table:formula="of:=[.E32]/[.A32]*100" office:value-type="float" office:value="30.7" calcext:value-type="float">
            <text:p>30,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$'Calibrazione cold'.G$10]*[.C33]+[$'Calibrazione cold'.H$10]" office:value-type="float" office:value="40.64" calcext:value-type="float">
            <text:p>40,64</text:p>
          </table:table-cell>
          <table:table-cell table:formula="of:=[.D33]-[.A33]" office:value-type="float" office:value="10.64" calcext:value-type="float">
            <text:p>10,64</text:p>
          </table:table-cell>
          <table:table-cell table:formula="of:=[.E33]/[.A33]*100" office:value-type="float" office:value="35.4666666666667" calcext:value-type="float">
            <text:p>35,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t</text:p>
          </table:table-cell>
          <table:table-cell table:formula="of:=[$'Calibrazione cold'.G$10]*[.C34]+[$'Calibrazione cold'.H$10]" office:value-type="string" office:string-value="" calcext:value-type="error">
            <text:p>#VALUE!</text:p>
          </table:table-cell>
          <table:table-cell table:formula="of:=[.D34]-[.A34]" office:value-type="string" office:string-value="" calcext:value-type="error">
            <text:p>#VALUE!</text:p>
          </table:table-cell>
          <table:table-cell table:formula="of:=[.E34]/[.A34]*100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</text:p>
          </table:table-cell>
          <table:table-cell table:formula="of:=[$'Calibrazione cold'.G$10]*[.C35]+[$'Calibrazione cold'.H$10]" office:value-type="string" office:string-value="" calcext:value-type="error">
            <text:p>#VALUE!</text:p>
          </table:table-cell>
          <table:table-cell table:formula="of:=[.D35]-[.A35]" office:value-type="string" office:string-value="" calcext:value-type="error">
            <text:p>#VALUE!</text:p>
          </table:table-cell>
          <table:table-cell table:formula="of:=[.E35]/[.A35]*100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t</text:p>
          </table:table-cell>
          <table:table-cell table:formula="of:=[$'Calibrazione cold'.G$10]*[.C36]+[$'Calibrazione cold'.H$10]" office:value-type="string" office:string-value="" calcext:value-type="error">
            <text:p>#VALUE!</text:p>
          </table:table-cell>
          <table:table-cell table:formula="of:=[.D36]-[.A36]" office:value-type="string" office:string-value="" calcext:value-type="error">
            <text:p>#VALUE!</text:p>
          </table:table-cell>
          <table:table-cell table:formula="of:=[.E36]/[.A36]*100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t</text:p>
          </table:table-cell>
          <table:table-cell table:formula="of:=[$'Calibrazione cold'.G$10]*[.C37]+[$'Calibrazione cold'.H$10]" office:value-type="string" office:string-value="" calcext:value-type="error">
            <text:p>#VALUE!</text:p>
          </table:table-cell>
          <table:table-cell table:formula="of:=[.D37]-[.A37]" office:value-type="string" office:string-value="" calcext:value-type="error">
            <text:p>#VALUE!</text:p>
          </table:table-cell>
          <table:table-cell table:formula="of:=[.E37]/[.A37]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$'Calibrazione cold'.G$10]*[.C39]+[$'Calibrazione cold'.H$10]" office:value-type="float" office:value="39.65" calcext:value-type="float">
            <text:p>39,65</text:p>
          </table:table-cell>
          <table:table-cell table:formula="of:=[.D39]-[.A39]" office:value-type="float" office:value="-0.350000000000001" calcext:value-type="float">
            <text:p>-0,350000000000001</text:p>
          </table:table-cell>
          <table:table-cell table:formula="of:=[.E39]/[.A39]*100" office:value-type="float" office:value="-0.875000000000004" calcext:value-type="float">
            <text:p>-0,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$'Calibrazione cold'.G$10]*[.C40]+[$'Calibrazione cold'.H$10]" office:value-type="float" office:value="40.2" calcext:value-type="float">
            <text:p>40,2</text:p>
          </table:table-cell>
          <table:table-cell table:formula="of:=[.D40]-[.A40]" office:value-type="float" office:value="0.200000000000003" calcext:value-type="float">
            <text:p>0,200000000000003</text:p>
          </table:table-cell>
          <table:table-cell table:formula="of:=[.E40]/[.A40]*100" office:value-type="float" office:value="0.500000000000007" calcext:value-type="float">
            <text:p>0,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$'Calibrazione cold'.G$10]*[.C41]+[$'Calibrazione cold'.H$10]" office:value-type="float" office:value="41.63" calcext:value-type="float">
            <text:p>41,63</text:p>
          </table:table-cell>
          <table:table-cell table:formula="of:=[.D41]-[.A41]" office:value-type="float" office:value="1.63" calcext:value-type="float">
            <text:p>1,63</text:p>
          </table:table-cell>
          <table:table-cell table:formula="of:=[.E41]/[.A41]*100" office:value-type="float" office:value="4.07500000000001" calcext:value-type="float">
            <text:p>4,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$'Calibrazione cold'.G$10]*[.C42]+[$'Calibrazione cold'.H$10]" office:value-type="float" office:value="44.6" calcext:value-type="float">
            <text:p>44,6</text:p>
          </table:table-cell>
          <table:table-cell table:formula="of:=[.D42]-[.A42]" office:value-type="float" office:value="4.6" calcext:value-type="float">
            <text:p>4,6</text:p>
          </table:table-cell>
          <table:table-cell table:formula="of:=[.E42]/[.A42]*100" office:value-type="float" office:value="11.5" calcext:value-type="float">
            <text:p>11,50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/>
          <table:table-cell table:formula="of:=[$'Calibrazione cold'.G$10]*[.C43]+[$'Calibrazione cold'.H$10]" office:value-type="float" office:value="44.6" calcext:value-type="float">
            <text:p>44,6</text:p>
          </table:table-cell>
          <table:table-cell table:formula="of:=[.D43]-[.A43]" office:value-type="float" office:value="4.6" calcext:value-type="float">
            <text:p>4,6</text:p>
          </table:table-cell>
          <table:table-cell table:style-name="Default" table:formula="of:=[.E43]/[.A43]" office:value-type="float" office:value="0.115" calcext:value-type="float">
            <text:p>0,115</text:p>
          </table:table-cell>
        </table:table-row>
      </table:table>
      <table:table table:name="Calibrazione hot slow downslope" table:style-name="ta1">
        <table:shapes>
          <draw:frame draw:z-index="0" draw:style-name="gr1" draw:text-style-name="P1" svg:width="159.97mm" svg:height="90.05mm" svg:x="100.5mm" svg:y="39.05mm">
            <draw:object draw:notify-on-update-of-ranges="'Calibrazione hot slow downslope'.B3:'Calibrazione hot slow downslope'.B8 'Calibrazione hot slow downslope'.A3:'Calibrazione hot slow downslope'.A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Efin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-0.1178" calcext:value-type="float">
            <text:p>-0,1178</text:p>
          </table:table-cell>
          <table:table-cell office:value-type="float" office:value="48.52" calcext:value-type="float">
            <text:p>48,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</table:table>
      <table:table table:name="Shift hot long" table:style-name="ta1">
        <table:shapes>
          <draw:frame draw:z-index="0" draw:style-name="gr1" draw:text-style-name="P1" svg:width="159.93mm" svg:height="90.05mm" svg:x="233.99mm" svg:y="35.59mm">
            <draw:object draw:notify-on-update-of-ranges="'Shift hot long'.B3:'Shift hot long'.B10 'Shift hot long'.G3:'Shift hot long'.G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em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°C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fC input</text:p>
          </table:table-cell>
          <table:table-cell office:value-type="string" calcext:value-type="string">
            <text:p>Rate [kHz]</text:p>
          </table:table-cell>
          <table:table-cell office:value-type="string" calcext:value-type="string">
            <text:p>Efine</text:p>
          </table:table-cell>
          <table:table-cell office:value-type="string" calcext:value-type="string">
            <text:p>fC measure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rrore dif</text:p>
          </table:table-cell>
          <table:table-cell table:style-name="Default" office:value-type="string" calcext:value-type="string">
            <text:p>% diff</text:p>
          </table:table-cell>
          <table:table-cell table:style-name="Default" office:value-type="string" calcext:value-type="string">
            <text:p>% diff 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formula="of:=[$'Calibrazione hot slow downslope'.F$6]*[.C3]+[$'Calibrazione hot slow downslope'.G$6]" office:value-type="float" office:value="9.9994" calcext:value-type="float">
            <text:p>9,9994</text:p>
          </table:table-cell>
          <table:table-cell table:formula="of:=[.D3]-[.A3]" office:value-type="float" office:value="-0.000599999999998602" calcext:value-type="float">
            <text:p>-0,000599999999999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3]/[.A3]*100" office:value-type="float" office:value="-0.00599999999998602" calcext:value-type="float">
            <text:p>-0,01</text:p>
          </table:table-cell>
          <table:table-cell table:formula="of:=[.F3]/[.A3]*100" office:value-type="float" office:value="3.7696" calcext:value-type="float">
            <text:p>3,7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table:formula="of:=[$'Calibrazione hot slow downslope'.F$6]*[.C4]+[$'Calibrazione hot slow downslope'.G$6]" office:value-type="float" office:value="9.9994" calcext:value-type="float">
            <text:p>9,9994</text:p>
          </table:table-cell>
          <table:table-cell table:formula="of:=[.D4]-[.A4]" office:value-type="float" office:value="-0.000599999999998602" calcext:value-type="float">
            <text:p>-0,000599999999999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4]/[.A4]*100" office:value-type="float" office:value="-0.00599999999998602" calcext:value-type="float">
            <text:p>-0,01</text:p>
          </table:table-cell>
          <table:table-cell table:formula="of:=[.F4]/[.A4]*100" office:value-type="float" office:value="3.7696" calcext:value-type="float">
            <text:p>3,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  <table:table-cell table:formula="of:=[$'Calibrazione hot slow downslope'.F$6]*[.C5]+[$'Calibrazione hot slow downslope'.G$6]" office:value-type="float" office:value="9.9994" calcext:value-type="float">
            <text:p>9,9994</text:p>
          </table:table-cell>
          <table:table-cell table:formula="of:=[.D5]-[.A5]" office:value-type="float" office:value="-0.000599999999998602" calcext:value-type="float">
            <text:p>-0,000599999999999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5]/[.A5]*100" office:value-type="float" office:value="-0.00599999999998602" calcext:value-type="float">
            <text:p>-0,01</text:p>
          </table:table-cell>
          <table:table-cell table:formula="of:=[.F5]/[.A5]*100" office:value-type="float" office:value="3.7696" calcext:value-type="float">
            <text:p>3,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table:formula="of:=[$'Calibrazione hot slow downslope'.F$6]*[.C6]+[$'Calibrazione hot slow downslope'.G$6]" office:value-type="float" office:value="9.9994" calcext:value-type="float">
            <text:p>9,9994</text:p>
          </table:table-cell>
          <table:table-cell table:formula="of:=[.D6]-[.A6]" office:value-type="float" office:value="-0.000599999999998602" calcext:value-type="float">
            <text:p>-0,000599999999999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6]/[.A6]*100" office:value-type="float" office:value="-0.00599999999998602" calcext:value-type="float">
            <text:p>-0,01</text:p>
          </table:table-cell>
          <table:table-cell table:formula="of:=[.F6]/[.A6]*100" office:value-type="float" office:value="3.7696" calcext:value-type="float">
            <text:p>3,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  <table:table-cell table:formula="of:=[$'Calibrazione hot slow downslope'.F$6]*[.C7]+[$'Calibrazione hot slow downslope'.G$6]" office:value-type="float" office:value="9.9994" calcext:value-type="float">
            <text:p>9,9994</text:p>
          </table:table-cell>
          <table:table-cell table:formula="of:=[.D7]-[.A7]" office:value-type="float" office:value="-0.000599999999998602" calcext:value-type="float">
            <text:p>-0,000599999999999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7]/[.A7]*100" office:value-type="float" office:value="-0.00599999999998602" calcext:value-type="float">
            <text:p>-0,01</text:p>
          </table:table-cell>
          <table:table-cell table:formula="of:=[.F7]/[.A7]*100" office:value-type="float" office:value="3.7696" calcext:value-type="float">
            <text:p>3,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6" calcext:value-type="float">
            <text:p>326</text:p>
          </table:table-cell>
          <table:table-cell table:formula="of:=[$'Calibrazione hot slow downslope'.F$6]*[.C8]+[$'Calibrazione hot slow downslope'.G$6]" office:value-type="float" office:value="10.1172" calcext:value-type="float">
            <text:p>10,1172</text:p>
          </table:table-cell>
          <table:table-cell table:formula="of:=[.D8]-[.A8]" office:value-type="float" office:value="0.117200000000004" calcext:value-type="float">
            <text:p>0,117200000000004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8]/[.A8]*100" office:value-type="float" office:value="1.17200000000004" calcext:value-type="float">
            <text:p>1,17</text:p>
          </table:table-cell>
          <table:table-cell table:formula="of:=[.F8]/[.A8]*100" office:value-type="float" office:value="3.7696" calcext:value-type="float">
            <text:p>3,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26" calcext:value-type="float">
            <text:p>326</text:p>
          </table:table-cell>
          <table:table-cell table:formula="of:=[$'Calibrazione hot slow downslope'.F$6]*[.C9]+[$'Calibrazione hot slow downslope'.G$6]" office:value-type="float" office:value="10.1172" calcext:value-type="float">
            <text:p>10,1172</text:p>
          </table:table-cell>
          <table:table-cell table:formula="of:=[.D9]-[.A9]" office:value-type="float" office:value="0.117200000000004" calcext:value-type="float">
            <text:p>0,117200000000004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9]/[.A9]*100" office:value-type="float" office:value="1.17200000000004" calcext:value-type="float">
            <text:p>1,17</text:p>
          </table:table-cell>
          <table:table-cell table:formula="of:=[.F9]/[.A9]*100" office:value-type="float" office:value="3.7696" calcext:value-type="float">
            <text:p>3,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26" calcext:value-type="float">
            <text:p>326</text:p>
          </table:table-cell>
          <table:table-cell table:formula="of:=[$'Calibrazione hot slow downslope'.F$6]*[.C10]+[$'Calibrazione hot slow downslope'.G$6]" office:value-type="float" office:value="10.1172" calcext:value-type="float">
            <text:p>10,1172</text:p>
          </table:table-cell>
          <table:table-cell table:formula="of:=[.D10]-[.A10]" office:value-type="float" office:value="0.117200000000004" calcext:value-type="float">
            <text:p>0,117200000000004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10]/[.A10]*100" office:value-type="float" office:value="1.17200000000004" calcext:value-type="float">
            <text:p>1,17</text:p>
          </table:table-cell>
          <table:table-cell table:formula="of:=[.F10]/[.A10]*100" office:value-type="float" office:value="3.7696" calcext:value-type="float">
            <text:p>3,77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formula="of:=[$'Calibrazione hot slow downslope'.F$6]*[.C12]+[$'Calibrazione hot slow downslope'.G$6]" office:value-type="float" office:value="20.1302" calcext:value-type="float">
            <text:p>20,1302</text:p>
          </table:table-cell>
          <table:table-cell table:formula="of:=[.D12]-[.A12]" office:value-type="float" office:value="0.130200000000002" calcext:value-type="float">
            <text:p>0,130200000000002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12]/[.A12]*100" office:value-type="float" office:value="0.65100000000001" calcext:value-type="float">
            <text:p>0,65</text:p>
          </table:table-cell>
          <table:table-cell table:formula="of:=[.F12]/[.A12]*100" office:value-type="float" office:value="1.8848" calcext:value-type="float">
            <text:p>1,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table:formula="of:=[$'Calibrazione hot slow downslope'.F$6]*[.C13]+[$'Calibrazione hot slow downslope'.G$6]" office:value-type="float" office:value="20.1302" calcext:value-type="float">
            <text:p>20,1302</text:p>
          </table:table-cell>
          <table:table-cell table:formula="of:=[.D13]-[.A13]" office:value-type="float" office:value="0.130200000000002" calcext:value-type="float">
            <text:p>0,130200000000002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13]/[.A13]*100" office:value-type="float" office:value="0.65100000000001" calcext:value-type="float">
            <text:p>0,65</text:p>
          </table:table-cell>
          <table:table-cell table:formula="of:=[.F13]/[.A13]*100" office:value-type="float" office:value="1.8848" calcext:value-type="float">
            <text:p>1,8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formula="of:=[$'Calibrazione hot slow downslope'.F$6]*[.C14]+[$'Calibrazione hot slow downslope'.G$6]" office:value-type="float" office:value="20.248" calcext:value-type="float">
            <text:p>20,248</text:p>
          </table:table-cell>
          <table:table-cell table:formula="of:=[.D14]-[.A14]" office:value-type="float" office:value="0.248000000000001" calcext:value-type="float">
            <text:p>0,248000000000001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14]/[.A14]*100" office:value-type="float" office:value="1.24000000000001" calcext:value-type="float">
            <text:p>1,24</text:p>
          </table:table-cell>
          <table:table-cell table:formula="of:=[.F14]/[.A14]*100" office:value-type="float" office:value="1.8848" calcext:value-type="float">
            <text:p>1,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table:formula="of:=[$'Calibrazione hot slow downslope'.F$6]*[.C15]+[$'Calibrazione hot slow downslope'.G$6]" office:value-type="float" office:value="20.3658" calcext:value-type="float">
            <text:p>20,3658</text:p>
          </table:table-cell>
          <table:table-cell table:formula="of:=[.D15]-[.A15]" office:value-type="float" office:value="0.365800000000004" calcext:value-type="float">
            <text:p>0,365800000000004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15]/[.A15]*100" office:value-type="float" office:value="1.82900000000002" calcext:value-type="float">
            <text:p>1,83</text:p>
          </table:table-cell>
          <table:table-cell table:formula="of:=[.F15]/[.A15]*100" office:value-type="float" office:value="1.8848" calcext:value-type="float">
            <text:p>1,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39" calcext:value-type="float">
            <text:p>239</text:p>
          </table:table-cell>
          <table:table-cell table:formula="of:=[$'Calibrazione hot slow downslope'.F$6]*[.C16]+[$'Calibrazione hot slow downslope'.G$6]" office:value-type="float" office:value="20.3658" calcext:value-type="float">
            <text:p>20,3658</text:p>
          </table:table-cell>
          <table:table-cell table:formula="of:=[.D16]-[.A16]" office:value-type="float" office:value="0.365800000000004" calcext:value-type="float">
            <text:p>0,365800000000004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16]/[.A16]*100" office:value-type="float" office:value="1.82900000000002" calcext:value-type="float">
            <text:p>1,83</text:p>
          </table:table-cell>
          <table:table-cell table:formula="of:=[.F16]/[.A16]*100" office:value-type="float" office:value="1.8848" calcext:value-type="float">
            <text:p>1,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table:formula="of:=[$'Calibrazione hot slow downslope'.F$6]*[.C17]+[$'Calibrazione hot slow downslope'.G$6]" office:value-type="float" office:value="20.4836" calcext:value-type="float">
            <text:p>20,4836</text:p>
          </table:table-cell>
          <table:table-cell table:formula="of:=[.D17]-[.A17]" office:value-type="float" office:value="0.483600000000003" calcext:value-type="float">
            <text:p>0,48360000000000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17]/[.A17]*100" office:value-type="float" office:value="2.41800000000001" calcext:value-type="float">
            <text:p>2,42</text:p>
          </table:table-cell>
          <table:table-cell table:formula="of:=[.F17]/[.A17]*100" office:value-type="float" office:value="1.8848" calcext:value-type="float">
            <text:p>1,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table:formula="of:=[$'Calibrazione hot slow downslope'.F$6]*[.C18]+[$'Calibrazione hot slow downslope'.G$6]" office:value-type="float" office:value="20.4836" calcext:value-type="float">
            <text:p>20,4836</text:p>
          </table:table-cell>
          <table:table-cell table:formula="of:=[.D18]-[.A18]" office:value-type="float" office:value="0.483600000000003" calcext:value-type="float">
            <text:p>0,48360000000000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18]/[.A18]*100" office:value-type="float" office:value="2.41800000000001" calcext:value-type="float">
            <text:p>2,42</text:p>
          </table:table-cell>
          <table:table-cell table:formula="of:=[.F18]/[.A18]*100" office:value-type="float" office:value="1.8848" calcext:value-type="float">
            <text:p>1,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38" calcext:value-type="float">
            <text:p>238</text:p>
          </table:table-cell>
          <table:table-cell table:formula="of:=[$'Calibrazione hot slow downslope'.F$6]*[.C19]+[$'Calibrazione hot slow downslope'.G$6]" office:value-type="float" office:value="20.4836" calcext:value-type="float">
            <text:p>20,4836</text:p>
          </table:table-cell>
          <table:table-cell table:formula="of:=[.D19]-[.A19]" office:value-type="float" office:value="0.483600000000003" calcext:value-type="float">
            <text:p>0,48360000000000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19]/[.A19]*100" office:value-type="float" office:value="2.41800000000001" calcext:value-type="float">
            <text:p>2,42</text:p>
          </table:table-cell>
          <table:table-cell table:formula="of:=[.F19]/[.A19]*100" office:value-type="float" office:value="1.8848" calcext:value-type="float">
            <text:p>1,88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[$'Calibrazione hot slow downslope'.F$6]*[.C21]+[$'Calibrazione hot slow downslope'.G$6]" office:value-type="float" office:value="30.261" calcext:value-type="float">
            <text:p>30,261</text:p>
          </table:table-cell>
          <table:table-cell table:formula="of:=[.D21]-[.A21]" office:value-type="float" office:value="0.261000000000003" calcext:value-type="float">
            <text:p>0,26100000000000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21]/[.A21]*100" office:value-type="float" office:value="0.870000000000009" calcext:value-type="float">
            <text:p>0,87</text:p>
          </table:table-cell>
          <table:table-cell table:formula="of:=[.F21]/[.A21]*100" office:value-type="float" office:value="1.25653333333333" calcext:value-type="float">
            <text:p>1,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formula="of:=[$'Calibrazione hot slow downslope'.F$6]*[.C22]+[$'Calibrazione hot slow downslope'.G$6]" office:value-type="float" office:value="30.3788" calcext:value-type="float">
            <text:p>30,3788</text:p>
          </table:table-cell>
          <table:table-cell table:formula="of:=[.D22]-[.A22]" office:value-type="float" office:value="0.378800000000002" calcext:value-type="float">
            <text:p>0,378800000000002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22]/[.A22]*100" office:value-type="float" office:value="1.26266666666667" calcext:value-type="float">
            <text:p>1,26</text:p>
          </table:table-cell>
          <table:table-cell table:formula="of:=[.F22]/[.A22]*100" office:value-type="float" office:value="1.25653333333333" calcext:value-type="float">
            <text:p>1,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table:formula="of:=[$'Calibrazione hot slow downslope'.F$6]*[.C23]+[$'Calibrazione hot slow downslope'.G$6]" office:value-type="float" office:value="30.6144" calcext:value-type="float">
            <text:p>30,6144</text:p>
          </table:table-cell>
          <table:table-cell table:formula="of:=[.D23]-[.A23]" office:value-type="float" office:value="0.614400000000003" calcext:value-type="float">
            <text:p>0,61440000000000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23]/[.A23]*100" office:value-type="float" office:value="2.04800000000001" calcext:value-type="float">
            <text:p>2,05</text:p>
          </table:table-cell>
          <table:table-cell table:formula="of:=[.F23]/[.A23]*100" office:value-type="float" office:value="1.25653333333333" calcext:value-type="float">
            <text:p>1,26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table:formula="of:=[$'Calibrazione hot slow downslope'.F$6]*[.C24]+[$'Calibrazione hot slow downslope'.G$6]" office:value-type="float" office:value="30.6144" calcext:value-type="float">
            <text:p>30,6144</text:p>
          </table:table-cell>
          <table:table-cell table:formula="of:=[.D24]-[.A24]" office:value-type="float" office:value="0.614400000000003" calcext:value-type="float">
            <text:p>0,61440000000000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24]/[.A24]*100" office:value-type="float" office:value="2.04800000000001" calcext:value-type="float">
            <text:p>2,05</text:p>
          </table:table-cell>
          <table:table-cell table:formula="of:=[.F24]/[.A24]*100" office:value-type="float" office:value="1.25653333333333" calcext:value-type="float">
            <text:p>1,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  <table:table-cell table:formula="of:=[$'Calibrazione hot slow downslope'.F$6]*[.C25]+[$'Calibrazione hot slow downslope'.G$6]" office:value-type="float" office:value="30.7322" calcext:value-type="float">
            <text:p>30,7322</text:p>
          </table:table-cell>
          <table:table-cell table:formula="of:=[.D25]-[.A25]" office:value-type="float" office:value="0.732200000000002" calcext:value-type="float">
            <text:p>0,732200000000002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25]/[.A25]*100" office:value-type="float" office:value="2.44066666666667" calcext:value-type="float">
            <text:p>2,44</text:p>
          </table:table-cell>
          <table:table-cell table:formula="of:=[.F25]/[.A25]*100" office:value-type="float" office:value="1.25653333333333" calcext:value-type="float">
            <text:p>1,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table:formula="of:=[$'Calibrazione hot slow downslope'.F$6]*[.C26]+[$'Calibrazione hot slow downslope'.G$6]" office:value-type="float" office:value="30.7322" calcext:value-type="float">
            <text:p>30,7322</text:p>
          </table:table-cell>
          <table:table-cell table:formula="of:=[.D26]-[.A26]" office:value-type="float" office:value="0.732200000000002" calcext:value-type="float">
            <text:p>0,732200000000002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26]/[.A26]*100" office:value-type="float" office:value="2.44066666666667" calcext:value-type="float">
            <text:p>2,44</text:p>
          </table:table-cell>
          <table:table-cell table:formula="of:=[.F26]/[.A26]*100" office:value-type="float" office:value="1.25653333333333" calcext:value-type="float">
            <text:p>1,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table:formula="of:=[$'Calibrazione hot slow downslope'.F$6]*[.C27]+[$'Calibrazione hot slow downslope'.G$6]" office:value-type="float" office:value="30.7322" calcext:value-type="float">
            <text:p>30,7322</text:p>
          </table:table-cell>
          <table:table-cell table:formula="of:=[.D27]-[.A27]" office:value-type="float" office:value="0.732200000000002" calcext:value-type="float">
            <text:p>0,732200000000002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27]/[.A27]*100" office:value-type="float" office:value="2.44066666666667" calcext:value-type="float">
            <text:p>2,44</text:p>
          </table:table-cell>
          <table:table-cell table:formula="of:=[.F27]/[.A27]*100" office:value-type="float" office:value="1.25653333333333" calcext:value-type="float">
            <text:p>1,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table:formula="of:=[$'Calibrazione hot slow downslope'.F$6]*[.C28]+[$'Calibrazione hot slow downslope'.G$6]" office:value-type="float" office:value="30.7322" calcext:value-type="float">
            <text:p>30,7322</text:p>
          </table:table-cell>
          <table:table-cell table:formula="of:=[.D28]-[.A28]" office:value-type="float" office:value="0.732200000000002" calcext:value-type="float">
            <text:p>0,732200000000002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28]/[.A28]*100" office:value-type="float" office:value="2.44066666666667" calcext:value-type="float">
            <text:p>2,44</text:p>
          </table:table-cell>
          <table:table-cell table:formula="of:=[.F28]/[.A28]*100" office:value-type="float" office:value="1.25653333333333" calcext:value-type="float">
            <text:p>1,26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$'Calibrazione hot slow downslope'.F$6]*[.C30]+[$'Calibrazione hot slow downslope'.G$6]" office:value-type="float" office:value="40.1562" calcext:value-type="float">
            <text:p>40,1562</text:p>
          </table:table-cell>
          <table:table-cell table:formula="of:=[.D30]-[.A30]" office:value-type="float" office:value="0.156200000000005" calcext:value-type="float">
            <text:p>0,156200000000005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30]/[.A30]*100" office:value-type="float" office:value="0.390500000000014" calcext:value-type="float">
            <text:p>0,39</text:p>
          </table:table-cell>
          <table:table-cell table:formula="of:=[.F30]/[.A30]*100" office:value-type="float" office:value="0.9424" calcext:value-type="float">
            <text:p>0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formula="of:=[$'Calibrazione hot slow downslope'.F$6]*[.C31]+[$'Calibrazione hot slow downslope'.G$6]" office:value-type="float" office:value="40.6274" calcext:value-type="float">
            <text:p>40,6274</text:p>
          </table:table-cell>
          <table:table-cell table:formula="of:=[.D31]-[.A31]" office:value-type="float" office:value="0.627400000000002" calcext:value-type="float">
            <text:p>0,627400000000002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31]/[.A31]*100" office:value-type="float" office:value="1.5685" calcext:value-type="float">
            <text:p>1,57</text:p>
          </table:table-cell>
          <table:table-cell table:formula="of:=[.F31]/[.A31]*100" office:value-type="float" office:value="0.9424" calcext:value-type="float">
            <text:p>0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[$'Calibrazione hot slow downslope'.F$6]*[.C32]+[$'Calibrazione hot slow downslope'.G$6]" office:value-type="float" office:value="40.7452" calcext:value-type="float">
            <text:p>40,7452</text:p>
          </table:table-cell>
          <table:table-cell table:formula="of:=[.D32]-[.A32]" office:value-type="float" office:value="0.745200000000004" calcext:value-type="float">
            <text:p>0,745200000000004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32]/[.A32]*100" office:value-type="float" office:value="1.86300000000001" calcext:value-type="float">
            <text:p>1,86</text:p>
          </table:table-cell>
          <table:table-cell table:formula="of:=[.F32]/[.A32]*100" office:value-type="float" office:value="0.9424" calcext:value-type="float">
            <text:p>0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[$'Calibrazione hot slow downslope'.F$6]*[.C33]+[$'Calibrazione hot slow downslope'.G$6]" office:value-type="float" office:value="40.863" calcext:value-type="float">
            <text:p>40,863</text:p>
          </table:table-cell>
          <table:table-cell table:formula="of:=[.D33]-[.A33]" office:value-type="float" office:value="0.863" calcext:value-type="float">
            <text:p>0,86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33]/[.A33]*100" office:value-type="float" office:value="2.1575" calcext:value-type="float">
            <text:p>2,16</text:p>
          </table:table-cell>
          <table:table-cell table:formula="of:=[.F33]/[.A33]*100" office:value-type="float" office:value="0.9424" calcext:value-type="float">
            <text:p>0,9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formula="of:=[$'Calibrazione hot slow downslope'.F$6]*[.C34]+[$'Calibrazione hot slow downslope'.G$6]" office:value-type="float" office:value="40.863" calcext:value-type="float">
            <text:p>40,863</text:p>
          </table:table-cell>
          <table:table-cell table:formula="of:=[.D34]-[.A34]" office:value-type="float" office:value="0.863" calcext:value-type="float">
            <text:p>0,86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34]/[.A34]*100" office:value-type="float" office:value="2.1575" calcext:value-type="float">
            <text:p>2,16</text:p>
          </table:table-cell>
          <table:table-cell table:formula="of:=[.F34]/[.A34]*100" office:value-type="float" office:value="0.9424" calcext:value-type="float">
            <text:p>0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[$'Calibrazione hot slow downslope'.F$6]*[.C35]+[$'Calibrazione hot slow downslope'.G$6]" office:value-type="float" office:value="40.863" calcext:value-type="float">
            <text:p>40,863</text:p>
          </table:table-cell>
          <table:table-cell table:formula="of:=[.D35]-[.A35]" office:value-type="float" office:value="0.863" calcext:value-type="float">
            <text:p>0,86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35]/[.A35]*100" office:value-type="float" office:value="2.1575" calcext:value-type="float">
            <text:p>2,16</text:p>
          </table:table-cell>
          <table:table-cell table:formula="of:=[.F35]/[.A35]*100" office:value-type="float" office:value="0.9424" calcext:value-type="float">
            <text:p>0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[$'Calibrazione hot slow downslope'.F$6]*[.C36]+[$'Calibrazione hot slow downslope'.G$6]" office:value-type="float" office:value="40.863" calcext:value-type="float">
            <text:p>40,863</text:p>
          </table:table-cell>
          <table:table-cell table:formula="of:=[.D36]-[.A36]" office:value-type="float" office:value="0.863" calcext:value-type="float">
            <text:p>0,86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36]/[.A36]*100" office:value-type="float" office:value="2.1575" calcext:value-type="float">
            <text:p>2,16</text:p>
          </table:table-cell>
          <table:table-cell table:formula="of:=[.F36]/[.A36]*100" office:value-type="float" office:value="0.9424" calcext:value-type="float">
            <text:p>0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formula="of:=[$'Calibrazione hot slow downslope'.F$6]*[.C37]+[$'Calibrazione hot slow downslope'.G$6]" office:value-type="float" office:value="40.863" calcext:value-type="float">
            <text:p>40,863</text:p>
          </table:table-cell>
          <table:table-cell table:formula="of:=[.D37]-[.A37]" office:value-type="float" office:value="0.863" calcext:value-type="float">
            <text:p>0,863</text:p>
          </table:table-cell>
          <table:table-cell table:formula="of:=[.B$42]" office:value-type="float" office:value="0.37696" calcext:value-type="float">
            <text:p>0,37696</text:p>
          </table:table-cell>
          <table:table-cell table:formula="of:=[.E37]/[.A37]*100" office:value-type="float" office:value="2.1575" calcext:value-type="float">
            <text:p>2,16</text:p>
          </table:table-cell>
          <table:table-cell table:formula="of:=[.F37]/[.A37]*100" office:value-type="float" office:value="0.9424" calcext:value-type="float">
            <text:p>0,94</text:p>
          </table:table-cell>
        </table:table-row>
        <table:table-row table:style-name="ro1" table:number-rows-repeated="3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Errore [fC]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ABS([.A42]*[$'Calibrazione hot slow downslope'.F6])" office:value-type="float" office:value="0.37696" calcext:value-type="float">
            <text:p>0,37696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3" loext:min-decimal-places="13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7:24:27.77572092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6:19:57.685868469</meta:creation-date>
    <meta:generator>LibreOffice/6.0.7.3$Linux_X86_64 LibreOffice_project/00m0$Build-3</meta:generator>
    <dc:date>2020-09-10T18:01:59.753778915</dc:date>
    <meta:editing-duration>PT6H9M5S</meta:editing-duration>
    <meta:editing-cycles>5</meta:editing-cycles>
    <meta:document-statistic meta:table-count="6" meta:cell-count="81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431cm" svg:y="3.954cm" style:legend-expansion="high" chart:style-name="ch2"/>
        <chart:plot-area chart:style-name="ch3" table:cell-range-address="'Calibrazione hot'.B2:'Calibrazione hot'.B10 'Calibrazione hot'.A3:'Calibrazione hot'.A10" chart:data-source-has-labels="row" svg:x="0.319cm" svg:y="0.18cm" svg:width="11.793cm" svg:height="8.645cm">
          <chartooo:coordinate-region svg:x="0.94cm" svg:y="0.379cm" svg:width="10.89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ibrazione hot'.A3:'Calibrazione hot'.A10" chart:label-cell-address="'Calibrazione hot'.B2:'Calibrazione hot'.B2" chart:class="chart:scatter">
            <chart:domain table:cell-range-address="'Calibrazione hot'.B3:'Calibrazione hot'.B10"/>
            <chart:regression-curve chart:style-name="ch7">
              <chart:equation chart:display-equation="true" chart:display-r-square="false" svg:x="3.333cm" svg:y="0.798cm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Efine</text:p>
                <draw:g>
                  <svg:desc>'Calibrazione hot'.B2:'Calibrazione hot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1">
                <text:p>371</text:p>
                <draw:g>
                  <svg:desc>'Calibrazione hot'.B3:'Calibrazione hot'.B10</svg:desc>
                </draw:g>
              </table:table-cell>
              <table:table-cell office:value-type="float" office:value="5">
                <text:p>5</text:p>
                <draw:g>
                  <svg:desc>'Calibrazione hot'.A3:'Calibrazione hot'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">
                <text:p>3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6">
                <text:p>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43cm" svg:height="10.599cm" xlink:href=".." xlink:type="simple" chart:class="chart:scatter" chart:style-name="ch1">
        <chart:legend chart:legend-position="end" svg:x="17.718cm" svg:y="4.253cm" style:legend-expansion="high" chart:style-name="ch2"/>
        <chart:plot-area chart:style-name="ch3" table:cell-range-address="'Shift hot'.B3:'Shift hot'.B13 'Shift hot'.A3:'Shift hot'.A3 'Shift hot'.D3:'Shift hot'.D13 'Shift hot'.A15:'Shift hot'.A15 'Shift hot'.D15:'Shift hot'.D25 'Shift hot'.A27:'Shift hot'.A27 'Shift hot'.D27:'Shift hot'.D37 'Shift hot'.A39:'Shift hot'.A39 'Shift hot'.D39:'Shift hot'.D42" chart:data-source-has-labels="row" svg:x="0.376cm" svg:y="0.211cm" svg:width="16.966cm" svg:height="10.177cm">
          <chartooo:coordinate-region svg:x="0.997cm" svg:y="0.41cm" svg:width="16.065cm" svg:height="9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ift hot'.D3:'Shift hot'.D13" chart:label-cell-address="'Shift hot'.A3:'Shift hot'.A3" chart:class="chart:scatter">
            <chart:domain table:cell-range-address="'Shift hot'.B3:'Shift hot'.B13"/>
            <chart:data-point chart:repeated="11"/>
          </chart:series>
          <chart:series chart:style-name="ch7" chart:values-cell-range-address="'Shift hot'.D15:'Shift hot'.D25" chart:label-cell-address="'Shift hot'.A15:'Shift hot'.A15" chart:class="chart:scatter">
            <chart:domain table:cell-range-address="'Shift hot'.B15:'Shift hot'.B25"/>
            <chart:data-point chart:repeated="11"/>
          </chart:series>
          <chart:series chart:style-name="ch8" chart:values-cell-range-address="'Shift hot'.D27:'Shift hot'.D37" chart:label-cell-address="'Shift hot'.A27:'Shift hot'.A27" chart:class="chart:scatter">
            <chart:domain table:cell-range-address="'Shift hot'.B27:'Shift hot'.B37"/>
            <chart:data-point chart:repeated="11"/>
          </chart:series>
          <chart:series chart:style-name="ch9" chart:values-cell-range-address="'Shift hot'.D39:'Shift hot'.D42" chart:label-cell-address="'Shift hot'.A39:'Shift hot'.A39" chart:class="chart:scatter">
            <chart:domain table:cell-range-address="'Shift hot'.B39:'Shift hot'.B4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10</text:p>
                <draw:g>
                  <svg:desc>'Shift hot'.A3:'Shift hot'.A3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20</text:p>
                <draw:g>
                  <svg:desc>'Shift hot'.A15:'Shift hot'.A15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30</text:p>
                <draw:g>
                  <svg:desc>'Shift hot'.A27:'Shift hot'.A27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40</text:p>
                <draw:g>
                  <svg:desc>'Shift hot'.A39:'Shift hot'.A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ift hot'.B3:'Shift hot'.B13</svg:desc>
                </draw:g>
              </table:table-cell>
              <table:table-cell office:value-type="float" office:value="9.82">
                <text:p>9.82</text:p>
                <draw:g>
                  <svg:desc>'Shift hot'.D3:'Shift hot'.D13</svg:desc>
                </draw:g>
              </table:table-cell>
              <table:table-cell office:value-type="float" office:value="1">
                <text:p>1</text:p>
                <draw:g>
                  <svg:desc>'Shift hot'.B15:'Shift hot'.B25</svg:desc>
                </draw:g>
              </table:table-cell>
              <table:table-cell office:value-type="float" office:value="20.02">
                <text:p>20.02</text:p>
                <draw:g>
                  <svg:desc>'Shift hot'.D15:'Shift hot'.D25</svg:desc>
                </draw:g>
              </table:table-cell>
              <table:table-cell office:value-type="float" office:value="1">
                <text:p>1</text:p>
                <draw:g>
                  <svg:desc>'Shift hot'.B27:'Shift hot'.B37</svg:desc>
                </draw:g>
              </table:table-cell>
              <table:table-cell office:value-type="float" office:value="30.1">
                <text:p>30.1</text:p>
                <draw:g>
                  <svg:desc>'Shift hot'.D27:'Shift hot'.D37</svg:desc>
                </draw:g>
              </table:table-cell>
              <table:table-cell office:value-type="float" office:value="1">
                <text:p>1</text:p>
                <draw:g>
                  <svg:desc>'Shift hot'.B39:'Shift hot'.B42</svg:desc>
                </draw:g>
              </table:table-cell>
              <table:table-cell office:value-type="float" office:value="40.06">
                <text:p>40.06</text:p>
                <draw:g>
                  <svg:desc>'Shift hot'.D39:'Shift hot'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.7">
                <text:p>9.7</text:p>
              </table:table-cell>
              <table:table-cell office:value-type="float" office:value="10">
                <text:p>10</text:p>
              </table:table-cell>
              <table:table-cell office:value-type="float" office:value="20.02">
                <text:p>20.02</text:p>
              </table:table-cell>
              <table:table-cell office:value-type="float" office:value="10">
                <text:p>10</text:p>
              </table:table-cell>
              <table:table-cell office:value-type="float" office:value="29.98">
                <text:p>29.98</text:p>
              </table:table-cell>
              <table:table-cell office:value-type="float" office:value="10">
                <text:p>10</text:p>
              </table:table-cell>
              <table:table-cell office:value-type="float" office:value="40.06">
                <text:p>4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.06">
                <text:p>10.06</text:p>
              </table:table-cell>
              <table:table-cell office:value-type="float" office:value="20">
                <text:p>20</text:p>
              </table:table-cell>
              <table:table-cell office:value-type="float" office:value="20.86">
                <text:p>20.86</text:p>
              </table:table-cell>
              <table:table-cell office:value-type="float" office:value="20">
                <text:p>20</text:p>
              </table:table-cell>
              <table:table-cell office:value-type="float" office:value="31.66">
                <text:p>31.66</text:p>
              </table:table-cell>
              <table:table-cell office:value-type="float" office:value="20">
                <text:p>20</text:p>
              </table:table-cell>
              <table:table-cell office:value-type="float" office:value="42.34">
                <text:p>42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1.14">
                <text:p>11.14</text:p>
              </table:table-cell>
              <table:table-cell office:value-type="float" office:value="30">
                <text:p>30</text:p>
              </table:table-cell>
              <table:table-cell office:value-type="float" office:value="23.86">
                <text:p>23.86</text:p>
              </table:table-cell>
              <table:table-cell office:value-type="float" office:value="30">
                <text:p>30</text:p>
              </table:table-cell>
              <table:table-cell office:value-type="float" office:value="35.98">
                <text:p>35.98</text:p>
              </table:table-cell>
              <table:table-cell office:value-type="float" office:value="30">
                <text:p>30</text:p>
              </table:table-cell>
              <table:table-cell office:value-type="float" office:value="47.14">
                <text:p>47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.46">
                <text:p>12.46</text:p>
              </table:table-cell>
              <table:table-cell office:value-type="float" office:value="40">
                <text:p>40</text:p>
              </table:table-cell>
              <table:table-cell office:value-type="float" office:value="26.26">
                <text:p>26.26</text:p>
              </table:table-cell>
              <table:table-cell office:value-type="float" office:value="40">
                <text:p>40</text:p>
              </table:table-cell>
              <table:table-cell office:value-type="float" office:value="38.62">
                <text:p>3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3.3">
                <text:p>13.3</text:p>
              </table:table-cell>
              <table:table-cell office:value-type="float" office:value="50">
                <text:p>50</text:p>
              </table:table-cell>
              <table:table-cell office:value-type="float" office:value="27.82">
                <text:p>27.82</text:p>
              </table:table-cell>
              <table:table-cell office:value-type="float" office:value="50">
                <text:p>50</text:p>
              </table:table-cell>
              <table:table-cell office:value-type="float" office:value="40.3">
                <text:p>4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4.14">
                <text:p>14.14</text:p>
              </table:table-cell>
              <table:table-cell office:value-type="float" office:value="60">
                <text:p>60</text:p>
              </table:table-cell>
              <table:table-cell office:value-type="float" office:value="28.9">
                <text:p>28.9</text:p>
              </table:table-cell>
              <table:table-cell office:value-type="float" office:value="60">
                <text:p>60</text:p>
              </table:table-cell>
              <table:table-cell office:value-type="float" office:value="41.62">
                <text:p>41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4.74">
                <text:p>14.74</text:p>
              </table:table-cell>
              <table:table-cell office:value-type="float" office:value="70">
                <text:p>70</text:p>
              </table:table-cell>
              <table:table-cell office:value-type="float" office:value="29.74">
                <text:p>29.74</text:p>
              </table:table-cell>
              <table:table-cell office:value-type="float" office:value="70">
                <text:p>70</text:p>
              </table:table-cell>
              <table:table-cell office:value-type="float" office:value="42.58">
                <text:p>42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5.22">
                <text:p>15.22</text:p>
              </table:table-cell>
              <table:table-cell office:value-type="float" office:value="80">
                <text:p>80</text:p>
              </table:table-cell>
              <table:table-cell office:value-type="float" office:value="30.58">
                <text:p>30.58</text:p>
              </table:table-cell>
              <table:table-cell office:value-type="float" office:value="80">
                <text:p>80</text:p>
              </table:table-cell>
              <table:table-cell office:value-type="float" office:value="43.42">
                <text:p>4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5.58">
                <text:p>15.58</text:p>
              </table:table-cell>
              <table:table-cell office:value-type="float" office:value="90">
                <text:p>90</text:p>
              </table:table-cell>
              <table:table-cell office:value-type="float" office:value="31.06">
                <text:p>31.06</text:p>
              </table:table-cell>
              <table:table-cell office:value-type="float" office:value="90">
                <text:p>90</text:p>
              </table:table-cell>
              <table:table-cell office:value-type="float" office:value="44.02">
                <text:p>4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5.82">
                <text:p>15.82</text:p>
              </table:table-cell>
              <table:table-cell office:value-type="float" office:value="100">
                <text:p>100</text:p>
              </table:table-cell>
              <table:table-cell office:value-type="float" office:value="31.42">
                <text:p>31.42</text:p>
              </table:table-cell>
              <table:table-cell office:value-type="float" office:value="100">
                <text:p>100</text:p>
              </table:table-cell>
              <table:table-cell office:value-type="float" office:value="44.5">
                <text:p>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65cm" svg:height="11.662cm" xlink:href=".." xlink:type="simple" chart:class="chart:scatter" chart:style-name="ch1">
        <chart:legend chart:legend-position="end" svg:x="21.04cm" svg:y="4.785cm" style:legend-expansion="high" chart:style-name="ch2"/>
        <chart:plot-area chart:style-name="ch3" table:cell-range-address="'Shift hot'.B3:'Shift hot'.B13 'Shift hot'.A3:'Shift hot'.A3 'Shift hot'.F3:'Shift hot'.F13 'Shift hot'.A15:'Shift hot'.A15 'Shift hot'.F15:'Shift hot'.F25 'Shift hot'.A27:'Shift hot'.A27 'Shift hot'.F27:'Shift hot'.F37 'Shift hot'.A39:'Shift hot'.A39 'Shift hot'.F39:'Shift hot'.F42" chart:data-source-has-labels="row" svg:x="0.741cm" svg:y="0.394cm" svg:width="20.374cm" svg:height="10.659cm">
          <chartooo:coordinate-region svg:x="1.945cm" svg:y="0.593cm" svg:width="18.891cm" svg:height="10.261cm"/>
          <chart:axis chart:dimension="x" chart:name="primary-x" chart:style-name="ch4">
            <chart:title svg:x="10.209cm" svg:y="11.102cm" chart:style-name="ch5">
              <text:p>Rate [Hz]</text:p>
            </chart:title>
          </chart:axis>
          <chart:axis chart:dimension="y" chart:name="primary-y" chart:style-name="ch6">
            <chart:title svg:x="0cm" svg:y="6.799cm" chart:style-name="ch7">
              <text:p>% charge shift</text:p>
            </chart:title>
            <chart:grid chart:style-name="ch8" chart:class="major"/>
          </chart:axis>
          <chart:series chart:style-name="ch9" chart:values-cell-range-address="'Shift hot'.F3:'Shift hot'.F13" chart:label-cell-address="'Shift hot'.A3:'Shift hot'.A3" chart:class="chart:scatter">
            <chart:domain table:cell-range-address="'Shift hot'.B3:'Shift hot'.B13"/>
            <chart:data-point chart:repeated="11"/>
          </chart:series>
          <chart:series chart:style-name="ch10" chart:values-cell-range-address="'Shift hot'.F15:'Shift hot'.F25" chart:label-cell-address="'Shift hot'.A15:'Shift hot'.A15" chart:class="chart:scatter">
            <chart:domain table:cell-range-address="'Shift hot'.B15:'Shift hot'.B25"/>
            <chart:data-point chart:repeated="11"/>
          </chart:series>
          <chart:series chart:style-name="ch11" chart:values-cell-range-address="'Shift hot'.F27:'Shift hot'.F37" chart:label-cell-address="'Shift hot'.A27:'Shift hot'.A27" chart:class="chart:scatter">
            <chart:domain table:cell-range-address="'Shift hot'.B27:'Shift hot'.B37"/>
            <chart:data-point chart:repeated="11"/>
          </chart:series>
          <chart:series chart:style-name="ch12" chart:values-cell-range-address="'Shift hot'.F39:'Shift hot'.F42" chart:label-cell-address="'Shift hot'.A39:'Shift hot'.A39" chart:class="chart:scatter">
            <chart:domain table:cell-range-address="'Shift hot'.B39:'Shift hot'.B4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10</text:p>
                <draw:g>
                  <svg:desc>'Shift hot'.A3:'Shift hot'.A3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20</text:p>
                <draw:g>
                  <svg:desc>'Shift hot'.A15:'Shift hot'.A15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30</text:p>
                <draw:g>
                  <svg:desc>'Shift hot'.A27:'Shift hot'.A27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40</text:p>
                <draw:g>
                  <svg:desc>'Shift hot'.A39:'Shift hot'.A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ift hot'.B3:'Shift hot'.B13</svg:desc>
                </draw:g>
              </table:table-cell>
              <table:table-cell office:value-type="float" office:value="-1.8">
                <text:p>-1.8</text:p>
                <draw:g>
                  <svg:desc>'Shift hot'.F3:'Shift hot'.F13</svg:desc>
                </draw:g>
              </table:table-cell>
              <table:table-cell office:value-type="float" office:value="1">
                <text:p>1</text:p>
                <draw:g>
                  <svg:desc>'Shift hot'.B15:'Shift hot'.B25</svg:desc>
                </draw:g>
              </table:table-cell>
              <table:table-cell office:value-type="float" office:value="0.0999999999999979">
                <text:p>0.0999999999999979</text:p>
                <draw:g>
                  <svg:desc>'Shift hot'.F15:'Shift hot'.F25</svg:desc>
                </draw:g>
              </table:table-cell>
              <table:table-cell office:value-type="float" office:value="1">
                <text:p>1</text:p>
                <draw:g>
                  <svg:desc>'Shift hot'.B27:'Shift hot'.B37</svg:desc>
                </draw:g>
              </table:table-cell>
              <table:table-cell office:value-type="float" office:value="0.333333333333326">
                <text:p>0.333333333333326</text:p>
                <draw:g>
                  <svg:desc>'Shift hot'.F27:'Shift hot'.F37</svg:desc>
                </draw:g>
              </table:table-cell>
              <table:table-cell office:value-type="float" office:value="1">
                <text:p>1</text:p>
                <draw:g>
                  <svg:desc>'Shift hot'.B39:'Shift hot'.B42</svg:desc>
                </draw:g>
              </table:table-cell>
              <table:table-cell office:value-type="float" office:value="0.149999999999988">
                <text:p>0.149999999999988</text:p>
                <draw:g>
                  <svg:desc>'Shift hot'.F39:'Shift hot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3.00000000000004">
                <text:p>-3.00000000000004</text:p>
              </table:table-cell>
              <table:table-cell office:value-type="float" office:value="10">
                <text:p>10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10">
                <text:p>10</text:p>
              </table:table-cell>
              <table:table-cell office:value-type="float" office:value="-0.0666666666666771">
                <text:p>-0.0666666666666771</text:p>
              </table:table-cell>
              <table:table-cell office:value-type="float" office:value="10">
                <text:p>10</text:p>
              </table:table-cell>
              <table:table-cell office:value-type="float" office:value="0.149999999999988">
                <text:p>0.14999999999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599999999999952">
                <text:p>0.599999999999952</text:p>
              </table:table-cell>
              <table:table-cell office:value-type="float" office:value="20">
                <text:p>20</text:p>
              </table:table-cell>
              <table:table-cell office:value-type="float" office:value="4.3">
                <text:p>4.3</text:p>
              </table:table-cell>
              <table:table-cell office:value-type="float" office:value="20">
                <text:p>20</text:p>
              </table:table-cell>
              <table:table-cell office:value-type="float" office:value="5.53333333333332">
                <text:p>5.53333333333332</text:p>
              </table:table-cell>
              <table:table-cell office:value-type="float" office:value="20">
                <text:p>20</text:p>
              </table:table-cell>
              <table:table-cell office:value-type="float" office:value="5.84999999999999">
                <text:p>5.84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1.4">
                <text:p>11.4</text:p>
              </table:table-cell>
              <table:table-cell office:value-type="float" office:value="30">
                <text:p>30</text:p>
              </table:table-cell>
              <table:table-cell office:value-type="float" office:value="19.3">
                <text:p>19.3</text:p>
              </table:table-cell>
              <table:table-cell office:value-type="float" office:value="30">
                <text:p>30</text:p>
              </table:table-cell>
              <table:table-cell office:value-type="float" office:value="19.9333333333333">
                <text:p>19.9333333333333</text:p>
              </table:table-cell>
              <table:table-cell office:value-type="float" office:value="30">
                <text:p>3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4.6">
                <text:p>24.6</text:p>
              </table:table-cell>
              <table:table-cell office:value-type="float" office:value="40">
                <text:p>40</text:p>
              </table:table-cell>
              <table:table-cell office:value-type="float" office:value="31.3">
                <text:p>31.3</text:p>
              </table:table-cell>
              <table:table-cell office:value-type="float" office:value="40">
                <text:p>40</text:p>
              </table:table-cell>
              <table:table-cell office:value-type="float" office:value="28.7333333333333">
                <text:p>28.7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9.1">
                <text:p>39.1</text:p>
              </table:table-cell>
              <table:table-cell office:value-type="float" office:value="50">
                <text:p>50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1.4">
                <text:p>41.4</text:p>
              </table:table-cell>
              <table:table-cell office:value-type="float" office:value="60">
                <text:p>60</text:p>
              </table:table-cell>
              <table:table-cell office:value-type="float" office:value="44.5">
                <text:p>44.5</text:p>
              </table:table-cell>
              <table:table-cell office:value-type="float" office:value="60">
                <text:p>60</text:p>
              </table:table-cell>
              <table:table-cell office:value-type="float" office:value="38.7333333333333">
                <text:p>38.7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7.4">
                <text:p>47.4</text:p>
              </table:table-cell>
              <table:table-cell office:value-type="float" office:value="70">
                <text:p>70</text:p>
              </table:table-cell>
              <table:table-cell office:value-type="float" office:value="48.7">
                <text:p>48.7</text:p>
              </table:table-cell>
              <table:table-cell office:value-type="float" office:value="70">
                <text:p>70</text:p>
              </table:table-cell>
              <table:table-cell office:value-type="float" office:value="41.9333333333333">
                <text:p>41.9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2.2">
                <text:p>52.2</text:p>
              </table:table-cell>
              <table:table-cell office:value-type="float" office:value="80">
                <text:p>80</text:p>
              </table:table-cell>
              <table:table-cell office:value-type="float" office:value="52.9">
                <text:p>52.9</text:p>
              </table:table-cell>
              <table:table-cell office:value-type="float" office:value="80">
                <text:p>80</text:p>
              </table:table-cell>
              <table:table-cell office:value-type="float" office:value="44.7333333333333">
                <text:p>44.7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5.8">
                <text:p>55.8</text:p>
              </table:table-cell>
              <table:table-cell office:value-type="float" office:value="90">
                <text:p>90</text:p>
              </table:table-cell>
              <table:table-cell office:value-type="float" office:value="55.3">
                <text:p>55.3</text:p>
              </table:table-cell>
              <table:table-cell office:value-type="float" office:value="90">
                <text:p>90</text:p>
              </table:table-cell>
              <table:table-cell office:value-type="float" office:value="46.7333333333333">
                <text:p>46.7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8.2">
                <text:p>58.2</text:p>
              </table:table-cell>
              <table:table-cell office:value-type="float" office:value="100">
                <text:p>100</text:p>
              </table:table-cell>
              <table:table-cell office:value-type="float" office:value="57.1">
                <text:p>57.1</text:p>
              </table:table-cell>
              <table:table-cell office:value-type="float" office:value="100">
                <text:p>100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64cm" svg:y="3.952cm" style:legend-expansion="high" chart:style-name="ch2"/>
        <chart:plot-area chart:style-name="ch3" table:cell-range-address="'Calibrazione cold'.A4:'Calibrazione cold'.B9" svg:x="0.32cm" svg:y="0.18cm" svg:width="11cm" svg:height="8.64cm">
          <chartooo:coordinate-region svg:x="0.941cm" svg:y="0.379cm" svg:width="10.0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ibrazione cold'.A4:'Calibrazione cold'.A9" chart:class="chart:scatter">
            <chart:domain table:cell-range-address="'Calibrazione cold'.B4:'Calibrazione cold'.B9"/>
            <chart:regression-curve chart:style-name="ch7">
              <chart:equation chart:display-equation="true" chart:display-r-square="false"/>
            </chart:regression-curve>
            <chart:data-point chart:repeated="4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alibrazione cold'.B4:'Calibrazione cold'.B9</svg:desc>
                </draw:g>
              </table:table-cell>
              <table:table-cell office:value-type="float" office:value="5">
                <text:p>5</text:p>
                <draw:g>
                  <svg:desc>'Calibrazione cold'.A4:'Calibrazione cold'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3">
                <text:p>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">
                <text:p>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43cm" svg:height="10.599cm" xlink:href=".." xlink:type="simple" chart:class="chart:scatter" chart:style-name="ch1">
        <chart:legend chart:legend-position="end" svg:x="17.718cm" svg:y="4.253cm" style:legend-expansion="high" chart:style-name="ch2"/>
        <chart:plot-area chart:style-name="ch3" table:cell-range-address="'Shift cold'.B3:'Shift cold'.B13 'Shift cold'.A3:'Shift cold'.A3 'Shift cold'.D3:'Shift cold'.D13 'Shift cold'.A15:'Shift cold'.A15 'Shift cold'.D15:'Shift cold'.D25 'Shift cold'.A27:'Shift cold'.A27 'Shift cold'.D27:'Shift cold'.D37 'Shift cold'.A39:'Shift cold'.A39 'Shift cold'.D39:'Shift cold'.D42" chart:data-source-has-labels="row" svg:x="0.376cm" svg:y="0.211cm" svg:width="16.966cm" svg:height="10.177cm">
          <chartooo:coordinate-region svg:x="0.997cm" svg:y="0.41cm" svg:width="16.065cm" svg:height="9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ift cold'.D3:'Shift cold'.D13" chart:label-cell-address="'Shift cold'.A3:'Shift cold'.A3" chart:class="chart:scatter">
            <chart:domain table:cell-range-address="'Shift cold'.B3:'Shift cold'.B13"/>
            <chart:data-point chart:repeated="11"/>
          </chart:series>
          <chart:series chart:style-name="ch7" chart:values-cell-range-address="'Shift cold'.D15:'Shift cold'.D25" chart:label-cell-address="'Shift cold'.A15:'Shift cold'.A15" chart:class="chart:scatter">
            <chart:domain table:cell-range-address="'Shift cold'.B15:'Shift cold'.B25"/>
            <chart:data-point chart:repeated="11"/>
          </chart:series>
          <chart:series chart:style-name="ch8" chart:values-cell-range-address="'Shift cold'.D27:'Shift cold'.D37" chart:label-cell-address="'Shift cold'.A27:'Shift cold'.A27" chart:class="chart:scatter">
            <chart:domain table:cell-range-address="'Shift cold'.B27:'Shift cold'.B37"/>
            <chart:data-point chart:repeated="11"/>
          </chart:series>
          <chart:series chart:style-name="ch9" chart:values-cell-range-address="'Shift cold'.D39:'Shift cold'.D42" chart:label-cell-address="'Shift cold'.A39:'Shift cold'.A39" chart:class="chart:scatter">
            <chart:domain table:cell-range-address="'Shift cold'.B39:'Shift cold'.B4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10</text:p>
                <draw:g>
                  <svg:desc>'Shift cold'.A3:'Shift cold'.A3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20</text:p>
                <draw:g>
                  <svg:desc>'Shift cold'.A15:'Shift cold'.A15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30</text:p>
                <draw:g>
                  <svg:desc>'Shift cold'.A27:'Shift cold'.A27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40</text:p>
                <draw:g>
                  <svg:desc>'Shift cold'.A39:'Shift cold'.A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ift cold'.B3:'Shift cold'.B13</svg:desc>
                </draw:g>
              </table:table-cell>
              <table:table-cell office:value-type="float" office:value="10.06">
                <text:p>10.06</text:p>
                <draw:g>
                  <svg:desc>'Shift cold'.D3:'Shift cold'.D13</svg:desc>
                </draw:g>
              </table:table-cell>
              <table:table-cell office:value-type="float" office:value="1">
                <text:p>1</text:p>
                <draw:g>
                  <svg:desc>'Shift cold'.B15:'Shift cold'.B25</svg:desc>
                </draw:g>
              </table:table-cell>
              <table:table-cell office:value-type="float" office:value="20.07">
                <text:p>20.07</text:p>
                <draw:g>
                  <svg:desc>'Shift cold'.D15:'Shift cold'.D25</svg:desc>
                </draw:g>
              </table:table-cell>
              <table:table-cell office:value-type="float" office:value="1">
                <text:p>1</text:p>
                <draw:g>
                  <svg:desc>'Shift cold'.B27:'Shift cold'.B37</svg:desc>
                </draw:g>
              </table:table-cell>
              <table:table-cell office:value-type="float" office:value="30.19">
                <text:p>30.19</text:p>
                <draw:g>
                  <svg:desc>'Shift cold'.D27:'Shift cold'.D37</svg:desc>
                </draw:g>
              </table:table-cell>
              <table:table-cell office:value-type="float" office:value="1">
                <text:p>1</text:p>
                <draw:g>
                  <svg:desc>'Shift cold'.B39:'Shift cold'.B42</svg:desc>
                </draw:g>
              </table:table-cell>
              <table:table-cell office:value-type="float" office:value="39.65">
                <text:p>39.65</text:p>
                <draw:g>
                  <svg:desc>'Shift cold'.D39:'Shift cold'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.28">
                <text:p>10.28</text:p>
              </table:table-cell>
              <table:table-cell office:value-type="float" office:value="10">
                <text:p>10</text:p>
              </table:table-cell>
              <table:table-cell office:value-type="float" office:value="20.18">
                <text:p>20.18</text:p>
              </table:table-cell>
              <table:table-cell office:value-type="float" office:value="10">
                <text:p>10</text:p>
              </table:table-cell>
              <table:table-cell office:value-type="float" office:value="30.3">
                <text:p>30.3</text:p>
              </table:table-cell>
              <table:table-cell office:value-type="float" office:value="10">
                <text:p>10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.5">
                <text:p>10.5</text:p>
              </table:table-cell>
              <table:table-cell office:value-type="float" office:value="20">
                <text:p>20</text:p>
              </table:table-cell>
              <table:table-cell office:value-type="float" office:value="20.84">
                <text:p>20.84</text:p>
              </table:table-cell>
              <table:table-cell office:value-type="float" office:value="20">
                <text:p>20</text:p>
              </table:table-cell>
              <table:table-cell office:value-type="float" office:value="31.4">
                <text:p>31.4</text:p>
              </table:table-cell>
              <table:table-cell office:value-type="float" office:value="20">
                <text:p>20</text:p>
              </table:table-cell>
              <table:table-cell office:value-type="float" office:value="41.63">
                <text:p>41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0.72">
                <text:p>10.72</text:p>
              </table:table-cell>
              <table:table-cell office:value-type="float" office:value="30">
                <text:p>30</text:p>
              </table:table-cell>
              <table:table-cell office:value-type="float" office:value="22.6">
                <text:p>22.6</text:p>
              </table:table-cell>
              <table:table-cell office:value-type="float" office:value="30">
                <text:p>30</text:p>
              </table:table-cell>
              <table:table-cell office:value-type="float" office:value="34.7">
                <text:p>34.7</text:p>
              </table:table-cell>
              <table:table-cell office:value-type="float" office:value="30">
                <text:p>30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.05">
                <text:p>11.05</text:p>
              </table:table-cell>
              <table:table-cell office:value-type="float" office:value="40">
                <text:p>40</text:p>
              </table:table-cell>
              <table:table-cell office:value-type="float" office:value="24.69">
                <text:p>24.69</text:p>
              </table:table-cell>
              <table:table-cell office:value-type="float" office:value="40">
                <text:p>40</text:p>
              </table:table-cell>
              <table:table-cell office:value-type="float" office:value="37.34">
                <text:p>37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1.6">
                <text:p>11.6</text:p>
              </table:table-cell>
              <table:table-cell office:value-type="float" office:value="50">
                <text:p>50</text:p>
              </table:table-cell>
              <table:table-cell office:value-type="float" office:value="26.23">
                <text:p>26.23</text:p>
              </table:table-cell>
              <table:table-cell office:value-type="float" office:value="50">
                <text:p>50</text:p>
              </table:table-cell>
              <table:table-cell office:value-type="float" office:value="39.21">
                <text:p>39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1.93">
                <text:p>11.93</text:p>
              </table:table-cell>
              <table:table-cell office:value-type="float" office:value="60">
                <text:p>60</text:p>
              </table:table-cell>
              <table:table-cell office:value-type="float" office:value="27.22">
                <text:p>27.22</text:p>
              </table:table-cell>
              <table:table-cell office:value-type="float" office:value="60">
                <text:p>60</text:p>
              </table:table-cell>
              <table:table-cell office:value-type="float" office:value="40.64">
                <text:p>4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2.48">
                <text:p>12.48</text:p>
              </table:table-cell>
              <table:table-cell office:value-type="float" office:value="70">
                <text:p>70</text:p>
              </table:table-cell>
              <table:table-cell office:value-type="float" office:value="28.1">
                <text:p>28.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2.7">
                <text:p>12.7</text:p>
              </table:table-cell>
              <table:table-cell office:value-type="float" office:value="80">
                <text:p>80</text:p>
              </table:table-cell>
              <table:table-cell office:value-type="float" office:value="28.76">
                <text:p>28.7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3.25">
                <text:p>13.25</text:p>
              </table:table-cell>
              <table:table-cell office:value-type="float" office:value="90">
                <text:p>90</text:p>
              </table:table-cell>
              <table:table-cell office:value-type="float" office:value="29.42">
                <text:p>29.42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3.25">
                <text:p>13.25</text:p>
              </table:table-cell>
              <table:table-cell office:value-type="float" office:value="100">
                <text:p>100</text:p>
              </table:table-cell>
              <table:table-cell office:value-type="float" office:value="29.86">
                <text:p>29.8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14cm" svg:height="12.608cm" xlink:href=".." xlink:type="simple" chart:class="chart:scatter" chart:style-name="ch1">
        <chart:legend chart:legend-position="end" svg:x="21.289cm" svg:y="5.258cm" style:legend-expansion="high" chart:style-name="ch2"/>
        <chart:plot-area chart:style-name="ch3" table:cell-range-address="'Shift cold'.B3:'Shift cold'.B13 'Shift cold'.A3:'Shift cold'.A3 'Shift cold'.F3:'Shift cold'.F13 'Shift cold'.A15:'Shift cold'.A15 'Shift cold'.F15:'Shift cold'.F25 'Shift cold'.A27:'Shift cold'.A27 'Shift cold'.F27:'Shift cold'.F37 'Shift cold'.A39:'Shift cold'.A39 'Shift cold'.F39:'Shift cold'.F42" chart:data-source-has-labels="row" svg:x="0.831cm" svg:y="0.192cm" svg:width="19.806cm" svg:height="11.495cm">
          <chartooo:coordinate-region svg:x="2.035cm" svg:y="0.391cm" svg:width="18.322cm" svg:height="11.097cm"/>
          <chart:axis chart:dimension="x" chart:name="primary-x" chart:style-name="ch4">
            <chart:title svg:x="10.015cm" svg:y="11.939cm" chart:style-name="ch5">
              <text:p>Rate [Hz]</text:p>
            </chart:title>
          </chart:axis>
          <chart:axis chart:dimension="y" chart:name="primary-y" chart:style-name="ch6">
            <chart:title svg:x="0cm" svg:y="7.015cm" chart:style-name="ch7">
              <text:p>% charge shift</text:p>
            </chart:title>
            <chart:grid chart:style-name="ch8" chart:class="major"/>
          </chart:axis>
          <chart:series chart:style-name="ch9" chart:values-cell-range-address="'Shift cold'.F3:'Shift cold'.F13" chart:label-cell-address="'Shift cold'.A3:'Shift cold'.A3" chart:class="chart:scatter">
            <chart:domain table:cell-range-address="'Shift cold'.B3:'Shift cold'.B13"/>
            <chart:data-point chart:repeated="11"/>
          </chart:series>
          <chart:series chart:style-name="ch10" chart:values-cell-range-address="'Shift cold'.F15:'Shift cold'.F25" chart:label-cell-address="'Shift cold'.A15:'Shift cold'.A15" chart:class="chart:scatter">
            <chart:domain table:cell-range-address="'Shift cold'.B15:'Shift cold'.B25"/>
            <chart:data-point chart:repeated="4"/>
            <chart:data-point chart:style-name="ch11"/>
            <chart:data-point chart:repeated="6"/>
          </chart:series>
          <chart:series chart:style-name="ch12" chart:values-cell-range-address="'Shift cold'.F27:'Shift cold'.F37" chart:label-cell-address="'Shift cold'.A27:'Shift cold'.A27" chart:class="chart:scatter">
            <chart:domain table:cell-range-address="'Shift cold'.B27:'Shift cold'.B37"/>
            <chart:data-point chart:repeated="11"/>
          </chart:series>
          <chart:series chart:style-name="ch13" chart:values-cell-range-address="'Shift cold'.F39:'Shift cold'.F42" chart:label-cell-address="'Shift cold'.A39:'Shift cold'.A39" chart:class="chart:scatter">
            <chart:domain table:cell-range-address="'Shift cold'.B39:'Shift cold'.B42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10</text:p>
                <draw:g>
                  <svg:desc>'Shift cold'.A3:'Shift cold'.A3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20</text:p>
                <draw:g>
                  <svg:desc>'Shift cold'.A15:'Shift cold'.A15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30</text:p>
                <draw:g>
                  <svg:desc>'Shift cold'.A27:'Shift cold'.A27</svg:desc>
                </draw:g>
              </table:table-cell>
              <table:table-cell office:value-type="string">
                <text:p>Colonna B</text:p>
              </table:table-cell>
              <table:table-cell office:value-type="string">
                <text:p>40</text:p>
                <draw:g>
                  <svg:desc>'Shift cold'.A39:'Shift cold'.A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ift cold'.B3:'Shift cold'.B13</svg:desc>
                </draw:g>
              </table:table-cell>
              <table:table-cell office:value-type="float" office:value="0.600000000000023">
                <text:p>0.600000000000023</text:p>
                <draw:g>
                  <svg:desc>'Shift cold'.F3:'Shift cold'.F13</svg:desc>
                </draw:g>
              </table:table-cell>
              <table:table-cell office:value-type="float" office:value="1">
                <text:p>1</text:p>
                <draw:g>
                  <svg:desc>'Shift cold'.B15:'Shift cold'.B25</svg:desc>
                </draw:g>
              </table:table-cell>
              <table:table-cell office:value-type="float" office:value="0.350000000000001">
                <text:p>0.350000000000001</text:p>
                <draw:g>
                  <svg:desc>'Shift cold'.F15:'Shift cold'.F25</svg:desc>
                </draw:g>
              </table:table-cell>
              <table:table-cell office:value-type="float" office:value="1">
                <text:p>1</text:p>
                <draw:g>
                  <svg:desc>'Shift cold'.B27:'Shift cold'.B37</svg:desc>
                </draw:g>
              </table:table-cell>
              <table:table-cell office:value-type="float" office:value="0.633333333333338">
                <text:p>0.633333333333338</text:p>
                <draw:g>
                  <svg:desc>'Shift cold'.F27:'Shift cold'.F37</svg:desc>
                </draw:g>
              </table:table-cell>
              <table:table-cell office:value-type="float" office:value="1">
                <text:p>1</text:p>
                <draw:g>
                  <svg:desc>'Shift cold'.B39:'Shift cold'.B42</svg:desc>
                </draw:g>
              </table:table-cell>
              <table:table-cell office:value-type="float" office:value="-0.875000000000004">
                <text:p>-0.875000000000004</text:p>
                <draw:g>
                  <svg:desc>'Shift cold'.F39:'Shift cold'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10">
                <text:p>10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500000000000007">
                <text:p>0.5000000000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.2">
                <text:p>4.2</text:p>
              </table:table-cell>
              <table:table-cell office:value-type="float" office:value="20">
                <text:p>2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07500000000001">
                <text:p>4.075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30">
                <text:p>3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0.5">
                <text:p>10.5</text:p>
              </table:table-cell>
              <table:table-cell office:value-type="float" office:value="40">
                <text:p>40</text:p>
              </table:table-cell>
              <table:table-cell office:value-type="float" office:value="23.45">
                <text:p>23.45</text:p>
              </table:table-cell>
              <table:table-cell office:value-type="float" office:value="40">
                <text:p>40</text:p>
              </table:table-cell>
              <table:table-cell office:value-type="float" office:value="24.4666666666667">
                <text:p>24.4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31.15">
                <text:p>31.15</text:p>
              </table:table-cell>
              <table:table-cell office:value-type="float" office:value="50">
                <text:p>50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9.3">
                <text:p>19.3</text:p>
              </table:table-cell>
              <table:table-cell office:value-type="float" office:value="60">
                <text:p>60</text:p>
              </table:table-cell>
              <table:table-cell office:value-type="float" office:value="36.1">
                <text:p>36.1</text:p>
              </table:table-cell>
              <table:table-cell office:value-type="float" office:value="60">
                <text:p>60</text:p>
              </table:table-cell>
              <table:table-cell office:value-type="float" office:value="35.4666666666667">
                <text:p>35.4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4.8">
                <text:p>24.8</text:p>
              </table:table-cell>
              <table:table-cell office:value-type="float" office:value="70">
                <text:p>70</text:p>
              </table:table-cell>
              <table:table-cell office:value-type="float" office:value="40.5">
                <text:p>40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43.8">
                <text:p>43.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2.5">
                <text:p>32.5</text:p>
              </table:table-cell>
              <table:table-cell office:value-type="float" office:value="90">
                <text:p>90</text:p>
              </table:table-cell>
              <table:table-cell office:value-type="float" office:value="47.1">
                <text:p>47.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2.5">
                <text:p>32.5</text:p>
              </table:table-cell>
              <table:table-cell office:value-type="float" office:value="100">
                <text:p>100</text:p>
              </table:table-cell>
              <table:table-cell office:value-type="float" office:value="49.3">
                <text:p>49.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Ultrafine_20_Dashed" svg:stroke-width="0.1cm" svg:stroke-color="#ef413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legend chart:legend-position="end" svg:x="10.838cm" svg:y="3.955cm" style:legend-expansion="high" chart:style-name="ch2"/>
        <chart:plot-area chart:style-name="ch3" table:cell-range-address="'Calibrazione hot slow downslope'.A3:'Calibrazione hot slow downslope'.B8" svg:x="0.264cm" svg:y="0.208cm" svg:width="10.198cm" svg:height="8.644cm">
          <chartooo:coordinate-region svg:x="0.885cm" svg:y="0.407cm" svg:width="9.29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ibrazione hot slow downslope'.A3:'Calibrazione hot slow downslope'.A8" chart:class="chart:scatter">
            <chart:domain table:cell-range-address="'Calibrazione hot slow downslope'.B3:'Calibrazione hot slow downslope'.B8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0">
                <text:p>370</text:p>
                <draw:g>
                  <svg:desc>'Calibrazione hot slow downslope'.B3:'Calibrazione hot slow downslope'.B8</svg:desc>
                </draw:g>
              </table:table-cell>
              <table:table-cell office:value-type="float" office:value="5">
                <text:p>5</text:p>
                <draw:g>
                  <svg:desc>'Calibrazione hot slow downslope'.A3:'Calibrazione hot slow downslope'.A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">
                <text:p>3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1">
                <text:p>2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">
                <text:p>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3.625cm" svg:y="4.204cm" style:legend-expansion="high" chart:style-name="ch2"/>
        <chart:plot-area chart:style-name="ch3" table:cell-range-address="'Shift hot long'.B3:'Shift hot long'.B10 'Shift hot long'.G3:'Shift hot long'.G10" svg:x="0.924cm" svg:y="0.102cm" svg:width="12.325cm" svg:height="8.67cm">
          <chartooo:coordinate-region svg:x="1.281cm" svg:y="0.327cm" svg:width="11.781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ift hot long'.G3:'Shift hot long'.G10" chart:class="chart:scatter">
            <chart:domain table:cell-range-address="'Shift hot long'.B3:'Shift hot long'.B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ift hot long'.B3:'Shift hot long'.B10</svg:desc>
                </draw:g>
              </table:table-cell>
              <table:table-cell office:value-type="float" office:value="-0.00599999999998602">
                <text:p>-0.00599999999998602</text:p>
                <draw:g>
                  <svg:desc>'Shift hot long'.G3:'Shift hot long'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0.00599999999998602">
                <text:p>-0.00599999999998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0.00599999999998602">
                <text:p>-0.00599999999998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0.00599999999998602">
                <text:p>-0.00599999999998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0.00599999999998602">
                <text:p>-0.00599999999998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17200000000004">
                <text:p>1.17200000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17200000000004">
                <text:p>1.17200000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.17200000000004">
                <text:p>1.172000000000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